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LeoNatan__LNNotificationsUI</text:p>
          </table:table-cell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CMB2__CMB2</text:p>
          </table:table-cell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postcss__postcss</text:p>
          </table:table-cell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hamstergem__hamster</text:p>
          </table:table-cell>
          <table:table-cell office:value="0.7717244358436592" office:value-type="float"/>
          <table:table-cell office:value="0.795687399585076" office:value-type="float"/>
          <table:table-cell office:value="0.8137450767575112" office:value-type="float"/>
          <table:table-cell office:value="0.8202860842243" office:value-type="float"/>
          <table:table-cell office:value="0.8613086992442356" office:value-type="float"/>
          <table:table-cell office:value="0.5627096151823039" office:value-type="float"/>
          <table:table-cell office:value="0.591241465492409" office:value-type="float"/>
          <table:table-cell office:value="0.6014158450719848" office:value-type="float"/>
          <table:table-cell office:value="0.6116544971453954" office:value-type="float"/>
          <table:table-cell office:value="0.6354514557705979" office:value-type="float"/>
          <table:table-cell office:value="0.43122354953464814" office:value-type="float"/>
          <table:table-cell office:value="0.46389615749527136" office:value-type="float"/>
          <table:table-cell office:value="0.48098670665416177" office:value-type="float"/>
          <table:table-cell office:value="0.5071614930359905" office:value-type="float"/>
          <table:table-cell office:value="0.5216289304707561" office:value-type="float"/>
          <table:table-cell office:value="0.611928270818968" office:value-type="float"/>
          <table:table-cell office:value="0.6455193860040613" office:value-type="float"/>
          <table:table-cell office:value="0.6606138147333429" office:value-type="float"/>
          <table:table-cell office:value="0.6721882782513696" office:value-type="float"/>
          <table:table-cell office:value="0.7073128276860088" office:value-type="float"/>
          <table:table-cell office:value="0.4447532337459045" office:value-type="float"/>
          <table:table-cell office:value="0.48993538990062474" office:value-type="float"/>
          <table:table-cell office:value="0.5025839492821416" office:value-type="float"/>
          <table:table-cell office:value="0.5125351262968645" office:value-type="float"/>
          <table:table-cell office:value="0.5437049160520041" office:value-type="float"/>
        </table:table-row>
        <table:table-row>
          <table:table-cell office:value-type="string">
            <text:p>github__hubot-scripts</text:p>
          </table:table-cell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typelift__Swiftz</text:p>
          </table:table-cell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scripted-editor__scripted</text:p>
          </table:table-cell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asaskevich__govalidator</text:p>
          </table:table-cell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nicklockwood__iRate</text:p>
          </table:table-cell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RocketChat__Rocket.Chat</text:p>
          </table:table-cell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elastic__curator</text:p>
          </table:table-cell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rom-rb__rom</text:p>
          </table:table-cell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froala__wysiwyg-editor</text:p>
          </table:table-cell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sass__node-sass</text:p>
          </table:table-cell>
          <table:table-cell office:value="0.7007000235436718" office:value-type="float"/>
          <table:table-cell office:value="0.7571500390468444" office:value-type="float"/>
          <table:table-cell office:value="0.7816200846069942" office:value-type="float"/>
          <table:table-cell office:value="0.8106676908216944" office:value-type="float"/>
          <table:table-cell office:value="0.8848414526359734" office:value-type="float"/>
          <table:table-cell office:value="0.4999878471334316" office:value-type="float"/>
          <table:table-cell office:value="0.5614988720976178" office:value-type="float"/>
          <table:table-cell office:value="0.5786703061225634" office:value-type="float"/>
          <table:table-cell office:value="0.5929237827122512" office:value-type="float"/>
          <table:table-cell office:value="0.6826544407554215" office:value-type="float"/>
          <table:table-cell office:value="0.3901786187558869" office:value-type="float"/>
          <table:table-cell office:value="0.444861046089828" office:value-type="float"/>
          <table:table-cell office:value="0.46349843484981174" office:value-type="float"/>
          <table:table-cell office:value="0.4806056169453105" office:value-type="float"/>
          <table:table-cell office:value="0.5894825296918456" office:value-type="float"/>
          <table:table-cell office:value="0.5570429973583964" office:value-type="float"/>
          <table:table-cell office:value="0.6071191884605733" office:value-type="float"/>
          <table:table-cell office:value="0.6290745110282955" office:value-type="float"/>
          <table:table-cell office:value="0.6505506573533235" office:value-type="float"/>
          <table:table-cell office:value="0.7145326242728967" office:value-type="float"/>
          <table:table-cell office:value="0.3480290578597399" office:value-type="float"/>
          <table:table-cell office:value="0.4297558690886417" office:value-type="float"/>
          <table:table-cell office:value="0.4638823337478545" office:value-type="float"/>
          <table:table-cell office:value="0.49045608480820935" office:value-type="float"/>
          <table:table-cell office:value="0.5766142572437754" office:value-type="float"/>
        </table:table-row>
        <table:table-row>
          <table:table-cell office:value-type="string">
            <text:p>brave__browser-laptop</text:p>
          </table:table-cell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marionettejs__backbone.marionette</text:p>
          </table:table-cell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utahta__pythonbrew</text:p>
          </table:table-cell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hojberg__cssarrowplease</text:p>
          </table:table-cell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ant-design__ant-design-mobile</text:p>
          </table:table-cell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mattgemmell__MGSplitViewController</text:p>
          </table:table-cell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stripe__stripe-php</text:p>
          </table:table-cell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__java-string-similarity</text:p>
          </table:table-cell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hhatto__autopep8</text:p>
          </table:table-cell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facelessuser__BracketHighlighter</text:p>
          </table:table-cell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dotnet__coreclr</text:p>
          </table:table-cell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neovim__neovim</text:p>
          </table:table-cell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integrity__integrity</text:p>
          </table:table-cell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OnsenUI__OnsenUI</text:p>
          </table:table-cell>
          <table:table-cell office:value="0.730995776789326" office:value-type="float"/>
          <table:table-cell office:value="0.791218582382142" office:value-type="float"/>
          <table:table-cell office:value="0.8063101709967607" office:value-type="float"/>
          <table:table-cell office:value="0.8208560054201346" office:value-type="float"/>
          <table:table-cell office:value="0.8478377547154707" office:value-type="float"/>
          <table:table-cell office:value="0.5559906077985304" office:value-type="float"/>
          <table:table-cell office:value="0.6004921826430133" office:value-type="float"/>
          <table:table-cell office:value="0.6088652686935709" office:value-type="float"/>
          <table:table-cell office:value="0.6340551776773218" office:value-type="float"/>
          <table:table-cell office:value="0.6955530401728055" office:value-type="float"/>
          <table:table-cell office:value="0.4400724095708277" office:value-type="float"/>
          <table:table-cell office:value="0.47813194084684346" office:value-type="float"/>
          <table:table-cell office:value="0.5075584108222115" office:value-type="float"/>
          <table:table-cell office:value="0.5311157825833793" office:value-type="float"/>
          <table:table-cell office:value="0.5678132732832721" office:value-type="float"/>
          <table:table-cell office:value="0.5605287736652194" office:value-type="float"/>
          <table:table-cell office:value="0.6230645434734079" office:value-type="float"/>
          <table:table-cell office:value="0.6497962728497506" office:value-type="float"/>
          <table:table-cell office:value="0.6747248434439161" office:value-type="float"/>
          <table:table-cell office:value="0.7173296331864905" office:value-type="float"/>
          <table:table-cell office:value="0.4188232452783789" office:value-type="float"/>
          <table:table-cell office:value="0.4996743575064171" office:value-type="float"/>
          <table:table-cell office:value="0.5238873656527422" office:value-type="float"/>
          <table:table-cell office:value="0.5422026674277861" office:value-type="float"/>
          <table:table-cell office:value="0.6011888531857315" office:value-type="float"/>
        </table:table-row>
        <table:table-row>
          <table:table-cell office:value-type="string">
            <text:p>gazay__gon</text:p>
          </table:table-cell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DamnWidget__anaconda</text:p>
          </table:table-cell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wdullaer__MaterialDateTimePicker</text:p>
          </table:table-cell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Kotlin__anko</text:p>
          </table:table-cell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api-platform__api-platform</text:p>
          </table:table-cell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wooorm__alex</text:p>
          </table:table-cell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Compass__compass</text:p>
          </table:table-cell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abrasive__shairport</text:p>
          </table:table-cell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cartalyst__sentry</text:p>
          </table:table-cell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nostalgiaz__bootstrap-switch</text:p>
          </table:table-cell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atom__vim-mode</text:p>
          </table:table-cell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emacs-helm__helm</text:p>
          </table:table-cell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apiaryio__dredd</text:p>
          </table:table-cell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n1nj4sec__pupy</text:p>
          </table:table-cell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en-manes__caffeine</text:p>
          </table:table-cell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mozilla-mobile__firefox-ios</text:p>
          </table:table-cell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Khan__khan-exercises</text:p>
          </table:table-cell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arturadib__strapdown</text:p>
          </table:table-cell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hpneo__gmaps</text:p>
          </table:table-cell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ryanoasis__nerd-fonts</text:p>
          </table:table-cell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haifengl__smile</text:p>
          </table:table-cell>
          <table:table-cell office:value="0.7202993672851614" office:value-type="float"/>
          <table:table-cell office:value="0.7803919293773228" office:value-type="float"/>
          <table:table-cell office:value="0.8050432907218765" office:value-type="float"/>
          <table:table-cell office:value="0.8241579820797184" office:value-type="float"/>
          <table:table-cell office:value="0.8473539046550983" office:value-type="float"/>
          <table:table-cell office:value="0.5655934134954956" office:value-type="float"/>
          <table:table-cell office:value="0.59271595991646" office:value-type="float"/>
          <table:table-cell office:value="0.6109261458247044" office:value-type="float"/>
          <table:table-cell office:value="0.6300515059439324" office:value-type="float"/>
          <table:table-cell office:value="0.673379901433458" office:value-type="float"/>
          <table:table-cell office:value="0.43775338462573243" office:value-type="float"/>
          <table:table-cell office:value="0.4718418625563259" office:value-type="float"/>
          <table:table-cell office:value="0.4901819455264446" office:value-type="float"/>
          <table:table-cell office:value="0.5055377217586692" office:value-type="float"/>
          <table:table-cell office:value="0.6078102709407951" office:value-type="float"/>
          <table:table-cell office:value="0.5938136074360436" office:value-type="float"/>
          <table:table-cell office:value="0.6207437001395544" office:value-type="float"/>
          <table:table-cell office:value="0.6394563355614467" office:value-type="float"/>
          <table:table-cell office:value="0.6674050451229334" office:value-type="float"/>
          <table:table-cell office:value="0.7334174969926051" office:value-type="float"/>
          <table:table-cell office:value="0.416863541086454" office:value-type="float"/>
          <table:table-cell office:value="0.4698524089714647" office:value-type="float"/>
          <table:table-cell office:value="0.4947953825221334" office:value-type="float"/>
          <table:table-cell office:value="0.5225461945442625" office:value-type="float"/>
          <table:table-cell office:value="0.572463570619234" office:value-type="float"/>
        </table:table-row>
        <table:table-row>
          <table:table-cell office:value-type="string">
            <text:p>qTox__qTox</text:p>
          </table:table-cell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bshaffer__oauth2-server-php</text:p>
          </table:table-cell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coleifer__huey</text:p>
          </table:table-cell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jflesch__paperwork</text:p>
          </table:table-cell>
          <table:table-cell office:value="0.6958752052035309" office:value-type="float"/>
          <table:table-cell office:value="0.7666395113686889" office:value-type="float"/>
          <table:table-cell office:value="0.7872715949323872" office:value-type="float"/>
          <table:table-cell office:value="0.8101779608932587" office:value-type="float"/>
          <table:table-cell office:value="0.8566595176290039" office:value-type="float"/>
          <table:table-cell office:value="0.5544079741918052" office:value-type="float"/>
          <table:table-cell office:value="0.6045902549217606" office:value-type="float"/>
          <table:table-cell office:value="0.6126006847795016" office:value-type="float"/>
          <table:table-cell office:value="0.6226310620612354" office:value-type="float"/>
          <table:table-cell office:value="0.6658187890666283" office:value-type="float"/>
          <table:table-cell office:value="0.3925730230078287" office:value-type="float"/>
          <table:table-cell office:value="0.4450211528665724" office:value-type="float"/>
          <table:table-cell office:value="0.46034835233635196" office:value-type="float"/>
          <table:table-cell office:value="0.47823264604469695" office:value-type="float"/>
          <table:table-cell office:value="0.5755186292959888" office:value-type="float"/>
          <table:table-cell office:value="0.5903893103368932" office:value-type="float"/>
          <table:table-cell office:value="0.6262417212424886" office:value-type="float"/>
          <table:table-cell office:value="0.649790885894949" office:value-type="float"/>
          <table:table-cell office:value="0.6661387455680896" office:value-type="float"/>
          <table:table-cell office:value="0.695732837908609" office:value-type="float"/>
          <table:table-cell office:value="0.3857506849798" office:value-type="float"/>
          <table:table-cell office:value="0.4423758039309047" office:value-type="float"/>
          <table:table-cell office:value="0.48582989083900285" office:value-type="float"/>
          <table:table-cell office:value="0.5082097630198814" office:value-type="float"/>
          <table:table-cell office:value="0.5671460254234924" office:value-type="float"/>
        </table:table-row>
        <table:table-row>
          <table:table-cell office:value-type="string">
            <text:p>bfirsh__jsnes</text:p>
          </table:table-cell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nanomsg__nanomsg</text:p>
          </table:table-cell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twitter-archive__kestrel</text:p>
          </table:table-cell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App-vNext__Polly</text:p>
          </table:table-cell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ethereum__go-ethereum</text:p>
          </table:table-cell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qutebrowser__qutebrowser</text:p>
          </table:table-cell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burke__zeus</text:p>
          </table:table-cell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JustArchi__ArchiSteamFarm</text:p>
          </table:table-cell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neon-bindings__neon</text:p>
          </table:table-cell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cwRichardKim__RKNotificationHub</text:p>
          </table:table-cell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cakephp__cakephp</text:p>
          </table:table-cell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fommil__netlib-java</text:p>
          </table:table-cell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picocms__Pico</text:p>
          </table:table-cell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espressif__esptool</text:p>
          </table:table-cell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adamzap__landslide</text:p>
          </table:table-cell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getsentry__sentry</text:p>
          </table:table-cell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jedireza__drywall</text:p>
          </table:table-cell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Shopify__Timber</text:p>
          </table:table-cell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direnv__direnv</text:p>
          </table:table-cell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owncloud__android</text:p>
          </table:table-cell>
          <table:table-cell office:value="0.7113108766578395" office:value-type="float"/>
          <table:table-cell office:value="0.7648128091559612" office:value-type="float"/>
          <table:table-cell office:value="0.7904664096488102" office:value-type="float"/>
          <table:table-cell office:value="0.8095770696003473" office:value-type="float"/>
          <table:table-cell office:value="0.8685667688824541" office:value-type="float"/>
          <table:table-cell office:value="0.5442579475199433" office:value-type="float"/>
          <table:table-cell office:value="0.5921602076485211" office:value-type="float"/>
          <table:table-cell office:value="0.6104786728292596" office:value-type="float"/>
          <table:table-cell office:value="0.6264899161055868" office:value-type="float"/>
          <table:table-cell office:value="0.7529911586996186" office:value-type="float"/>
          <table:table-cell office:value="0.34358465167893837" office:value-type="float"/>
          <table:table-cell office:value="0.4426502900377526" office:value-type="float"/>
          <table:table-cell office:value="0.4602239499043764" office:value-type="float"/>
          <table:table-cell office:value="0.48008169881367835" office:value-type="float"/>
          <table:table-cell office:value="0.5792172112704116" office:value-type="float"/>
          <table:table-cell office:value="0.5614443366346953" office:value-type="float"/>
          <table:table-cell office:value="0.6109255728010915" office:value-type="float"/>
          <table:table-cell office:value="0.629515869177245" office:value-type="float"/>
          <table:table-cell office:value="0.6492285927225548" office:value-type="float"/>
          <table:table-cell office:value="0.782293030600373" office:value-type="float"/>
          <table:table-cell office:value="0.38878800517232914" office:value-type="float"/>
          <table:table-cell office:value="0.508249590084405" office:value-type="float"/>
          <table:table-cell office:value="0.527070312881611" office:value-type="float"/>
          <table:table-cell office:value="0.5449647240991056" office:value-type="float"/>
          <table:table-cell office:value="0.6309055800026659" office:value-type="float"/>
        </table:table-row>
        <table:table-row>
          <table:table-cell office:value-type="string">
            <text:p>codeclimate__codeclimate</text:p>
          </table:table-cell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SoftEtherVPN__SoftEtherVPN</text:p>
          </table:table-cell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jeromegn__Backbone.localStorage</text:p>
          </table:table-cell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cloudhead__node-static</text:p>
          </table:table-cell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18F__web-design-standards</text:p>
          </table:table-cell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ylechelle__OpenUDID</text:p>
          </table:table-cell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GoogleCloudPlatform__google-cloud-node</text:p>
          </table:table-cell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reactjs__react-docgen</text:p>
          </table:table-cell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jpillora__chisel</text:p>
          </table:table-cell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FormidableLabs__spectacle</text:p>
          </table:table-cell>
          <table:table-cell office:value="0.7589021455291481" office:value-type="float"/>
          <table:table-cell office:value="0.7999621161456028" office:value-type="float"/>
          <table:table-cell office:value="0.8127097207551748" office:value-type="float"/>
          <table:table-cell office:value="0.8215944273355569" office:value-type="float"/>
          <table:table-cell office:value="0.8391763444412715" office:value-type="float"/>
          <table:table-cell office:value="0.5069814654229632" office:value-type="float"/>
          <table:table-cell office:value="0.5766362885664053" office:value-type="float"/>
          <table:table-cell office:value="0.5947192519565342" office:value-type="float"/>
          <table:table-cell office:value="0.618295229969196" office:value-type="float"/>
          <table:table-cell office:value="0.6599151571589381" office:value-type="float"/>
          <table:table-cell office:value="0.4076088285770124" office:value-type="float"/>
          <table:table-cell office:value="0.46162264990315327" office:value-type="float"/>
          <table:table-cell office:value="0.48527011758533967" office:value-type="float"/>
          <table:table-cell office:value="0.5068983752906885" office:value-type="float"/>
          <table:table-cell office:value="0.5337843140673288" office:value-type="float"/>
          <table:table-cell office:value="0.5790730814470766" office:value-type="float"/>
          <table:table-cell office:value="0.6131574268485904" office:value-type="float"/>
          <table:table-cell office:value="0.6380539868691386" office:value-type="float"/>
          <table:table-cell office:value="0.6560877620839979" office:value-type="float"/>
          <table:table-cell office:value="0.7308040123416409" office:value-type="float"/>
          <table:table-cell office:value="0.41605994165110427" office:value-type="float"/>
          <table:table-cell office:value="0.46778302458949433" office:value-type="float"/>
          <table:table-cell office:value="0.49554234455929136" office:value-type="float"/>
          <table:table-cell office:value="0.5077650535775641" office:value-type="float"/>
          <table:table-cell office:value="0.5505661758037567" office:value-type="float"/>
        </table:table-row>
        <table:table-row>
          <table:table-cell office:value-type="string">
            <text:p>dlew__joda-time-android</text:p>
          </table:table-cell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gotev__android-upload-service</text:p>
          </table:table-cell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nicinabox__superslides</text:p>
          </table:table-cell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rabbitmq__rabbitmq-server</text:p>
          </table:table-cell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kickstarter__android-oss</text:p>
          </table:table-cell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FreeRDP__FreeRDP</text:p>
          </table:table-cell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vitaly-t__pg-promise</text:p>
          </table:table-cell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laradock__laradock</text:p>
          </table:table-cell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erikras__redux-form</text:p>
          </table:table-cell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devxoul__Then</text:p>
          </table:table-cell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sebastianbergmann__money</text:p>
          </table:table-cell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lxc__lxd</text:p>
          </table:table-cell>
          <table:table-cell office:value="0.6765377056940547" office:value-type="float"/>
          <table:table-cell office:value="0.732440339712742" office:value-type="float"/>
          <table:table-cell office:value="0.7508080319808084" office:value-type="float"/>
          <table:table-cell office:value="0.7782506585786063" office:value-type="float"/>
          <table:table-cell office:value="0.8504381350372835" office:value-type="float"/>
          <table:table-cell office:value="0.5183872894542013" office:value-type="float"/>
          <table:table-cell office:value="0.5831961471442195" office:value-type="float"/>
          <table:table-cell office:value="0.600291287386952" office:value-type="float"/>
          <table:table-cell office:value="0.615057542514381" office:value-type="float"/>
          <table:table-cell office:value="0.6816781466127646" office:value-type="float"/>
          <table:table-cell office:value="0.3854808940766813" office:value-type="float"/>
          <table:table-cell office:value="0.44956372632519626" office:value-type="float"/>
          <table:table-cell office:value="0.46902932295510386" office:value-type="float"/>
          <table:table-cell office:value="0.48620985052188737" office:value-type="float"/>
          <table:table-cell office:value="0.6051045001796977" office:value-type="float"/>
          <table:table-cell office:value="0.54726881671993" office:value-type="float"/>
          <table:table-cell office:value="0.6159787202010198" office:value-type="float"/>
          <table:table-cell office:value="0.6379826426811637" office:value-type="float"/>
          <table:table-cell office:value="0.6618618416606105" office:value-type="float"/>
          <table:table-cell office:value="0.724235418059405" office:value-type="float"/>
          <table:table-cell office:value="0.35191631907060844" office:value-type="float"/>
          <table:table-cell office:value="0.4494145355391512" office:value-type="float"/>
          <table:table-cell office:value="0.4760874113934657" office:value-type="float"/>
          <table:table-cell office:value="0.5024021166814969" office:value-type="float"/>
          <table:table-cell office:value="0.5854173304231665" office:value-type="float"/>
        </table:table-row>
        <table:table-row>
          <table:table-cell office:value-type="string">
            <text:p>guardianproject__ChatSecureAndroid</text:p>
          </table:table-cell>
          <table:table-cell office:value="0.6965621934971495" office:value-type="float"/>
          <table:table-cell office:value="0.7668057523015482" office:value-type="float"/>
          <table:table-cell office:value="0.786634353130049" office:value-type="float"/>
          <table:table-cell office:value="0.7973026215651807" office:value-type="float"/>
          <table:table-cell office:value="0.8236184827538375" office:value-type="float"/>
          <table:table-cell office:value="0.533262161708421" office:value-type="float"/>
          <table:table-cell office:value="0.5776375720970799" office:value-type="float"/>
          <table:table-cell office:value="0.5937217361878037" office:value-type="float"/>
          <table:table-cell office:value="0.6005265669735971" office:value-type="float"/>
          <table:table-cell office:value="0.6465331579274932" office:value-type="float"/>
          <table:table-cell office:value="0.39267074238897537" office:value-type="float"/>
          <table:table-cell office:value="0.44605865140462175" office:value-type="float"/>
          <table:table-cell office:value="0.4829158849062928" office:value-type="float"/>
          <table:table-cell office:value="0.4996563876418958" office:value-type="float"/>
          <table:table-cell office:value="0.5357045877008232" office:value-type="float"/>
          <table:table-cell office:value="0.5849567309186812" office:value-type="float"/>
          <table:table-cell office:value="0.6209997381718577" office:value-type="float"/>
          <table:table-cell office:value="0.6361066952109984" office:value-type="float"/>
          <table:table-cell office:value="0.6450202141776198" office:value-type="float"/>
          <table:table-cell office:value="0.689746406021062" office:value-type="float"/>
          <table:table-cell office:value="0.3715918691146062" office:value-type="float"/>
          <table:table-cell office:value="0.475600916249001" office:value-type="float"/>
          <table:table-cell office:value="0.4954405321915358" office:value-type="float"/>
          <table:table-cell office:value="0.5182027860658142" office:value-type="float"/>
          <table:table-cell office:value="0.5563620482420097" office:value-type="float"/>
        </table:table-row>
        <table:table-row>
          <table:table-cell office:value-type="string">
            <text:p>alignedleft__d3-book</text:p>
          </table:table-cell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laravel__framework</text:p>
          </table:table-cell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isaacs__node-glob</text:p>
          </table:table-cell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filamentgroup__tablesaw</text:p>
          </table:table-cell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HazyResearch__deepdive</text:p>
          </table:table-cell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yahoo__mojito</text:p>
          </table:table-cell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hogun-toolbox__shogun</text:p>
          </table:table-cell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lanayotech__vagrant-manager</text:p>
          </table:table-cell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NodeBB__NodeBB</text:p>
          </table:table-cell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Automattic__expect.js</text:p>
          </table:table-cell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pkyeck__socket.IO-objc</text:p>
          </table:table-cell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PrismJS__prism</text:p>
          </table:table-cell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rbgirshick__rcnn</text:p>
          </table:table-cell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skynetservices__skynet-archive</text:p>
          </table:table-cell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quil__quil</text:p>
          </table:table-cell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NorthwoodsSoftware__GoJS</text:p>
          </table:table-cell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daneden__Toast</text:p>
          </table:table-cell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deanoemcke__thegreatsuspender</text:p>
          </table:table-cell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crosswalk-project__crosswalk</text:p>
          </table:table-cell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fzaninotto__screenshot-as-a-service</text:p>
          </table:table-cell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yuku-t__jquery-textcomplete</text:p>
          </table:table-cell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hkellaway__Gloss</text:p>
          </table:table-cell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laravel__homestead</text:p>
          </table:table-cell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pwittchen__ReactiveNetwork</text:p>
          </table:table-cell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JakeWharton__sdk-manager-plugin</text:p>
          </table:table-cell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YorickPeterse__oga</text:p>
          </table:table-cell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Masterminds__glide</text:p>
          </table:table-cell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facebookarchive__three20</text:p>
          </table:table-cell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Financial-Times__polyfill-service</text:p>
          </table:table-cell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Rich-Harris__ramjet</text:p>
          </table:table-cell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roundcube__roundcubemail</text:p>
          </table:table-cell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w3c__web-platform-tests</text:p>
          </table:table-cell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Dogfalo__materialize</text:p>
          </table:table-cell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webonyx__graphql-php</text:p>
          </table:table-cell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christianalfoni__formsy-react</text:p>
          </table:table-cell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TykTechnologies__tyk</text:p>
          </table:table-cell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google__cadvisor</text:p>
          </table:table-cell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nelhage__reptyr</text:p>
          </table:table-cell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JakeWharton__NineOldAndroids</text:p>
          </table:table-cell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boot2docker__boot2docker</text:p>
          </table:table-cell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noflo__noflo</text:p>
          </table:table-cell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reactjs__redux</text:p>
          </table:table-cell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fruux__Baikal</text:p>
          </table:table-cell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fchollet__keras</text:p>
          </table:table-cell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luin__ioredis</text:p>
          </table:table-cell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mattetti__googlecharts</text:p>
          </table:table-cell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wagger-api__swagger-ui</text:p>
          </table:table-cell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npm__npm</text:p>
          </table:table-cell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ubilabs__geocomplete</text:p>
          </table:table-cell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mailgun__godebug</text:p>
          </table:table-cell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ampproject__amphtml</text:p>
          </table:table-cell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ARMmbed__mbed-os</text:p>
          </table:table-cell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Netflix__ribbon</text:p>
          </table:table-cell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sass__libsass</text:p>
          </table:table-cell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graphql-python__graphene</text:p>
          </table:table-cell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roots__bedrock</text:p>
          </table:table-cell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jp9000__obs-studio</text:p>
          </table:table-cell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samratashok__nishang</text:p>
          </table:table-cell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lampepfl__dotty</text:p>
          </table:table-cell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activemerchant__active_merchant</text:p>
          </table:table-cell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symfony__symfony</text:p>
          </table:table-cell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semantic-release__semantic-release</text:p>
          </table:table-cell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OpenKinect__libfreenect</text:p>
          </table:table-cell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Microsoft__vscode-react-native</text:p>
          </table:table-cell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ickyrauch__Balloons.IO</text:p>
          </table:table-cell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curl__curl</text:p>
          </table:table-cell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azzband__pip-tools</text:p>
          </table:table-cell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robb__Cartography</text:p>
          </table:table-cell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harthur__brain</text:p>
          </table:table-cell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influxdata__telegraf</text:p>
          </table:table-cell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dompdf__dompdf</text:p>
          </table:table-cell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kenkeiter__skeuocard</text:p>
          </table:table-cell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goraft__raft</text:p>
          </table:table-cell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nbs-system__naxsi</text:p>
          </table:table-cell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AliasIO__Wappalyzer</text:p>
          </table:table-cell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roboguice__roboguice</text:p>
          </table:table-cell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alexk111__SVG-Morpheus</text:p>
          </table:table-cell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entrifugal__centrifugo</text:p>
          </table:table-cell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keybase__client</text:p>
          </table:table-cell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facebook__nuclide</text:p>
          </table:table-cell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acebookarchive__facebook-php-sdk</text:p>
          </table:table-cell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robolectric__robolectric</text:p>
          </table:table-cell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nodemailer__mailparser</text:p>
          </table:table-cell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philipwalton__html-inspector</text:p>
          </table:table-cell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erna__lerna</text:p>
          </table:table-cell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RubyMoney__money</text:p>
          </table:table-cell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CorsixTH__CorsixTH</text:p>
          </table:table-cell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ai__visibilityjs</text:p>
          </table:table-cell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select2__select2</text:p>
          </table:table-cell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pnpm__pnpm</text:p>
          </table:table-cell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spatie__laravel-permission</text:p>
          </table:table-cell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summerblue__phphub</text:p>
          </table:table-cell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Maximus5__ConEmu</text:p>
          </table:table-cell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xbmc__xbmc</text:p>
          </table:table-cell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facebook__react</text:p>
          </table:table-cell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openzipkin__zipkin</text:p>
          </table:table-cell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nabla-c0d3__sslyze</text:p>
          </table:table-cell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Behat__Behat</text:p>
          </table:table-cell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FriendsOfPHP__PHP-CS-Fixer</text:p>
          </table:table-cell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johannilsson__android-actionbar</text:p>
          </table:table-cell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  <table:table-row>
          <table:table-cell office:value-type="string">
            <text:p>dfcb__BigVideo.js</text:p>
          </table:table-cell>
          <table:table-cell office:value="0.6916195092663517" office:value-type="float"/>
          <table:table-cell office:value="0.7709705337486572" office:value-type="float"/>
          <table:table-cell office:value="0.7928528293709642" office:value-type="float"/>
          <table:table-cell office:value="0.8114723521812163" office:value-type="float"/>
          <table:table-cell office:value="0.8532486954654157" office:value-type="float"/>
          <table:table-cell office:value="0.5026322051244636" office:value-type="float"/>
          <table:table-cell office:value="0.5678502285422099" office:value-type="float"/>
          <table:table-cell office:value="0.5795917432147355" office:value-type="float"/>
          <table:table-cell office:value="0.5990331907160954" office:value-type="float"/>
          <table:table-cell office:value="0.6321355592843287" office:value-type="float"/>
          <table:table-cell office:value="0.3627987547825018" office:value-type="float"/>
          <table:table-cell office:value="0.44635760493741095" office:value-type="float"/>
          <table:table-cell office:value="0.46812947023637985" office:value-type="float"/>
          <table:table-cell office:value="0.49343760871733133" office:value-type="float"/>
          <table:table-cell office:value="0.5351058072072972" office:value-type="float"/>
          <table:table-cell office:value="0.557430145708705" office:value-type="float"/>
          <table:table-cell office:value="0.6057937519519299" office:value-type="float"/>
          <table:table-cell office:value="0.6326279554263152" office:value-type="float"/>
          <table:table-cell office:value="0.6649753305946842" office:value-type="float"/>
          <table:table-cell office:value="0.7151931059130646" office:value-type="float"/>
          <table:table-cell office:value="0.39031699962215227" office:value-type="float"/>
          <table:table-cell office:value="0.48541659022295225" office:value-type="float"/>
          <table:table-cell office:value="0.5085708518702834" office:value-type="float"/>
          <table:table-cell office:value="0.5390365199709938" office:value-type="float"/>
          <table:table-cell office:value="0.5637254763121021" office:value-type="float"/>
        </table:table-row>
        <table:table-row>
          <table:table-cell office:value-type="string">
            <text:p>nvbn__thefuck</text:p>
          </table:table-cell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ruslanskorb__RSKImageCropper</text:p>
          </table:table-cell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rtfeldman__seamless-immutable</text:p>
          </table:table-cell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clappr__clappr</text:p>
          </table:table-cell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dropwizard__metrics</text:p>
          </table:table-cell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metabase__metabase</text:p>
          </table:table-cell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mikechambers__as3corelib</text:p>
          </table:table-cell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ppwwyyxx__tensorpack</text:p>
          </table:table-cell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omab__python-social-auth</text:p>
          </table:table-cell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joomla__joomla-platform</text:p>
          </table:table-cell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jhollingworth__bootstrap-wysihtml5</text:p>
          </table:table-cell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oakes__play-clj</text:p>
          </table:table-cell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google__flatbuffers</text:p>
          </table:table-cell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eis__deis</text:p>
          </table:table-cell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rap2hpoutre__laravel-log-viewer</text:p>
          </table:table-cell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apereo__cas</text:p>
          </table:table-cell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facebook__flow</text:p>
          </table:table-cell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jiahaog__nativefier</text:p>
          </table:table-cell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sehmaschine__django-grappelli</text:p>
          </table:table-cell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acebookarchive__origami</text:p>
          </table:table-cell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facebook__chisel</text:p>
          </table:table-cell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wp-cli__wp-cli</text:p>
          </table:table-cell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showdownjs__showdown</text:p>
          </table:table-cell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socketio__engine.io</text:p>
          </table:table-cell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sj26__mailcatcher</text:p>
          </table:table-cell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Skyscanner__SkyFloatingLabelTextField</text:p>
          </table:table-cell>
          <table:table-cell office:value="0.7864126366561109" office:value-type="float"/>
          <table:table-cell office:value="0.7988599928132236" office:value-type="float"/>
          <table:table-cell office:value="0.8136226893446085" office:value-type="float"/>
          <table:table-cell office:value="0.8146272514102938" office:value-type="float"/>
          <table:table-cell office:value="0.8217201471215994" office:value-type="float"/>
          <table:table-cell office:value="0.5221975883238756" office:value-type="float"/>
          <table:table-cell office:value="0.608210608721835" office:value-type="float"/>
          <table:table-cell office:value="0.6203359461007226" office:value-type="float"/>
          <table:table-cell office:value="0.6409590356639121" office:value-type="float"/>
          <table:table-cell office:value="0.651236673151509" office:value-type="float"/>
          <table:table-cell office:value="0.4607119417292655" office:value-type="float"/>
          <table:table-cell office:value="0.4828504424814186" office:value-type="float"/>
          <table:table-cell office:value="0.4952996418465052" office:value-type="float"/>
          <table:table-cell office:value="0.5176820805097408" office:value-type="float"/>
          <table:table-cell office:value="0.5317546461459443" office:value-type="float"/>
          <table:table-cell office:value="0.6105011299818841" office:value-type="float"/>
          <table:table-cell office:value="0.6237509346355865" office:value-type="float"/>
          <table:table-cell office:value="0.6407937136893208" office:value-type="float"/>
          <table:table-cell office:value="0.6722769364703853" office:value-type="float"/>
          <table:table-cell office:value="0.6989792576072513" office:value-type="float"/>
          <table:table-cell office:value="0.3505466433346233" office:value-type="float"/>
          <table:table-cell office:value="0.509537986691457" office:value-type="float"/>
          <table:table-cell office:value="0.5134124663207654" office:value-type="float"/>
          <table:table-cell office:value="0.537445463818657" office:value-type="float"/>
          <table:table-cell office:value="0.5420002176727159" office:value-type="float"/>
        </table:table-row>
        <table:table-row>
          <table:table-cell office:value-type="string">
            <text:p>mamedev__mame</text:p>
          </table:table-cell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IdentityServer__IdentityServer2</text:p>
          </table:table-cell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ngax__fabric.js</text:p>
          </table:table-cell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AlexBarinov__UIBubbleTableView</text:p>
          </table:table-cell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square__otto</text:p>
          </table:table-cell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ionic-team__ionic-native</text:p>
          </table:table-cell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jonathanslenders__pyvim</text:p>
          </table:table-cell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facebookarchive__huxley</text:p>
          </table:table-cell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bazelbuild__bazel</text:p>
          </table:table-cell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realm__realm-cocoa</text:p>
          </table:table-cell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morrisjs__morris.js</text:p>
          </table:table-cell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nicklockwood__FXBlurView</text:p>
          </table:table-cell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addyosmani__basket.js</text:p>
          </table:table-cell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fabien-d__alertify.js</text:p>
          </table:table-cell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garris__BackstopJS</text:p>
          </table:table-cell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JakeWharton__ActionBarSherlock</text:p>
          </table:table-cell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steipete__PSTCollectionView</text:p>
          </table:table-cell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tower__tower</text:p>
          </table:table-cell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casperjs__casperjs</text:p>
          </table:table-cell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alibaba__fastjson</text:p>
          </table:table-cell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purescript__purescript</text:p>
          </table:table-cell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RaiMan__SikuliX-2014</text:p>
          </table:table-cell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antimatter15__ocrad.js</text:p>
          </table:table-cell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stuyam__pressure</text:p>
          </table:table-cell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wordpress-mobile__WordPress-Editor-iOS</text:p>
          </table:table-cell>
          <table:table-cell office:value="0.8120043353181068" office:value-type="float"/>
          <table:table-cell office:value="0.8131780945701699" office:value-type="float"/>
          <table:table-cell office:value="0.8179653803173546" office:value-type="float"/>
          <table:table-cell office:value="0.826187839963231" office:value-type="float"/>
          <table:table-cell office:value="0.8424547382969092" office:value-type="float"/>
          <table:table-cell office:value="0.5713358672368853" office:value-type="float"/>
          <table:table-cell office:value="0.5909118595430248" office:value-type="float"/>
          <table:table-cell office:value="0.6094055470544679" office:value-type="float"/>
          <table:table-cell office:value="0.6129326685031984" office:value-type="float"/>
          <table:table-cell office:value="0.6428177526220977" office:value-type="float"/>
          <table:table-cell office:value="0.4599186035427469" office:value-type="float"/>
          <table:table-cell office:value="0.4722487181747604" office:value-type="float"/>
          <table:table-cell office:value="0.47506797053691774" office:value-type="float"/>
          <table:table-cell office:value="0.47821692746267586" office:value-type="float"/>
          <table:table-cell office:value="0.5113937264267614" office:value-type="float"/>
          <table:table-cell office:value="0.6044010205304662" office:value-type="float"/>
          <table:table-cell office:value="0.612158473253283" office:value-type="float"/>
          <table:table-cell office:value="0.6218072831497399" office:value-type="float"/>
          <table:table-cell office:value="0.6369758712999349" office:value-type="float"/>
          <table:table-cell office:value="0.6592572686247067" office:value-type="float"/>
          <table:table-cell office:value="0.4696427652441798" office:value-type="float"/>
          <table:table-cell office:value="0.502054818665292" office:value-type="float"/>
          <table:table-cell office:value="0.5083731946079572" office:value-type="float"/>
          <table:table-cell office:value="0.5273695032605281" office:value-type="float"/>
          <table:table-cell office:value="0.5446257535707524" office:value-type="float"/>
        </table:table-row>
        <table:table-row>
          <table:table-cell office:value-type="string">
            <text:p>d3__d3-plugins</text:p>
          </table:table-cell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ash-Industry-Forum__dash.js</text:p>
          </table:table-cell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msysgit__msysgit</text:p>
          </table:table-cell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cytoscape__cytoscape.js</text:p>
          </table:table-cell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impress__impress.js</text:p>
          </table:table-cell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Sylius__Sylius</text:p>
          </table:table-cell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nopSolutions__nopCommerce</text:p>
          </table:table-cell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llmarkedup__purl</text:p>
          </table:table-cell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bitpay__copay</text:p>
          </table:table-cell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Prinzhorn__skrollr</text:p>
          </table:table-cell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restic__restic</text:p>
          </table:table-cell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PX4__Firmware</text:p>
          </table:table-cell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Deletescape-Media__Lawnchair</text:p>
          </table:table-cell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swagger-api__swagger-js</text:p>
          </table:table-cell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puma__puma</text:p>
          </table:table-cell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codecentric__spring-boot-admin</text:p>
          </table:table-cell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Microsoft__react-native-code-push</text:p>
          </table:table-cell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shardingjdbc__sharding-jdbc</text:p>
          </table:table-cell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real-logic__aeron</text:p>
          </table:table-cell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auth0__auth0-angular</text:p>
          </table:table-cell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php-curl-class__php-curl-class</text:p>
          </table:table-cell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javiereguiluz__EasyAdminBundle</text:p>
          </table:table-cell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websockets__ws</text:p>
          </table:table-cell>
          <table:table-cell office:value="0.7167921647501952" office:value-type="float"/>
          <table:table-cell office:value="0.7702611751152374" office:value-type="float"/>
          <table:table-cell office:value="0.7897170688120184" office:value-type="float"/>
          <table:table-cell office:value="0.8057457257162466" office:value-type="float"/>
          <table:table-cell office:value="0.8397682144349228" office:value-type="float"/>
          <table:table-cell office:value="0.5061539187090046" office:value-type="float"/>
          <table:table-cell office:value="0.5736752166135682" office:value-type="float"/>
          <table:table-cell office:value="0.5915869748315796" office:value-type="float"/>
          <table:table-cell office:value="0.6120889426689696" office:value-type="float"/>
          <table:table-cell office:value="0.6733125834371967" office:value-type="float"/>
          <table:table-cell office:value="0.40984550329811786" office:value-type="float"/>
          <table:table-cell office:value="0.4514467770807563" office:value-type="float"/>
          <table:table-cell office:value="0.47156330490608367" office:value-type="float"/>
          <table:table-cell office:value="0.489385114509915" office:value-type="float"/>
          <table:table-cell office:value="0.6015708163472563" office:value-type="float"/>
          <table:table-cell office:value="0.5829177150603533" office:value-type="float"/>
          <table:table-cell office:value="0.6083449561103467" office:value-type="float"/>
          <table:table-cell office:value="0.6295867691567669" office:value-type="float"/>
          <table:table-cell office:value="0.6497017900682502" office:value-type="float"/>
          <table:table-cell office:value="0.7190378146293246" office:value-type="float"/>
          <table:table-cell office:value="0.4075775332004535" office:value-type="float"/>
          <table:table-cell office:value="0.4825900725898983" office:value-type="float"/>
          <table:table-cell office:value="0.5166882084644632" office:value-type="float"/>
          <table:table-cell office:value="0.541637944003431" office:value-type="float"/>
          <table:table-cell office:value="0.6106611172525944" office:value-type="float"/>
        </table:table-row>
        <table:table-row>
          <table:table-cell office:value-type="string">
            <text:p>mikeash__MAObjCRuntime</text:p>
          </table:table-cell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yannickcr__eslint-plugin-react</text:p>
          </table:table-cell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insin__nwb</text:p>
          </table:table-cell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googlevr__gvr-unity-sdk</text:p>
          </table:table-cell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ecomfe__echarts</text:p>
          </table:table-cell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facebook__osquery</text:p>
          </table:table-cell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tilemill-project__tilemill</text:p>
          </table:table-cell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ether__etherpad-lite</text:p>
          </table:table-cell>
          <table:table-cell office:value="0.7166972486003557" office:value-type="float"/>
          <table:table-cell office:value="0.7766897515872696" office:value-type="float"/>
          <table:table-cell office:value="0.7972650076217274" office:value-type="float"/>
          <table:table-cell office:value="0.8139761573114925" office:value-type="float"/>
          <table:table-cell office:value="0.8633874912372062" office:value-type="float"/>
          <table:table-cell office:value="0.5157818384050176" office:value-type="float"/>
          <table:table-cell office:value="0.5749080406132163" office:value-type="float"/>
          <table:table-cell office:value="0.5915947213306877" office:value-type="float"/>
          <table:table-cell office:value="0.604721417663725" office:value-type="float"/>
          <table:table-cell office:value="0.6859765511448717" office:value-type="float"/>
          <table:table-cell office:value="0.38695724199661735" office:value-type="float"/>
          <table:table-cell office:value="0.45132364496400523" office:value-type="float"/>
          <table:table-cell office:value="0.46625123077802166" office:value-type="float"/>
          <table:table-cell office:value="0.4833260403085957" office:value-type="float"/>
          <table:table-cell office:value="0.5507149726731568" office:value-type="float"/>
          <table:table-cell office:value="0.5570653810038931" office:value-type="float"/>
          <table:table-cell office:value="0.6076744738718238" office:value-type="float"/>
          <table:table-cell office:value="0.6256033051022191" office:value-type="float"/>
          <table:table-cell office:value="0.6439802712902385" office:value-type="float"/>
          <table:table-cell office:value="0.7432787502389568" office:value-type="float"/>
          <table:table-cell office:value="0.38195741179400944" office:value-type="float"/>
          <table:table-cell office:value="0.486557650141214" office:value-type="float"/>
          <table:table-cell office:value="0.5115117924412628" office:value-type="float"/>
          <table:table-cell office:value="0.52775143108948" office:value-type="float"/>
          <table:table-cell office:value="0.5881767936623069" office:value-type="float"/>
        </table:table-row>
        <table:table-row>
          <table:table-cell office:value-type="string">
            <text:p>521dimensions__amplitudejs</text:p>
          </table:table-cell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fengyuanchen__viewerjs</text:p>
          </table:table-cell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conan-io__conan</text:p>
          </table:table-cell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trello__RxLifecycle</text:p>
          </table:table-cell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nelmio__alice</text:p>
          </table:table-cell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cesanta__mongoose-os</text:p>
          </table:table-cell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electron__electron</text:p>
          </table:table-cell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teract__nteract</text:p>
          </table:table-cell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PowerShell__PowerShell</text:p>
          </table:table-cell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google__brotli</text:p>
          </table:table-cell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nathansearles__Slides</text:p>
          </table:table-cell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RaRe-Technologies__gensim</text:p>
          </table:table-cell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actionhero__actionhero</text:p>
          </table:table-cell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curran__screencasts</text:p>
          </table:table-cell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facebookarchive__fixed-data-table</text:p>
          </table:table-cell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linkerd__linkerd</text:p>
          </table:table-cell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hephpleague__csv</text:p>
          </table:table-cell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monte__sweetalert2</text:p>
          </table:table-cell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fbrctr__fabricator</text:p>
          </table:table-cell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evernote__android-job</text:p>
          </table:table-cell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WebAssembly__binaryen</text:p>
          </table:table-cell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marmelroy__PhoneNumberKit</text:p>
          </table:table-cell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emojione__emojify.js</text:p>
          </table:table-cell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shoes__shoes-deprecated</text:p>
          </table:table-cell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Microsoft__TypeScript</text:p>
          </table:table-cell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phpspec__phpspec</text:p>
          </table:table-cell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LWJGL__lwjgl3</text:p>
          </table:table-cell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openstreetmap__iD</text:p>
          </table:table-cell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Khan__KaTeX</text:p>
          </table:table-cell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somerandomdude__Iconic</text:p>
          </table:table-cell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7503264146349427" office:value-type="float"/>
          <table:table-cell office:value="0.7872635446993951" office:value-type="float"/>
          <table:table-cell office:value="0.799304275116895" office:value-type="float"/>
          <table:table-cell office:value="0.8156231349186791" office:value-type="float"/>
          <table:table-cell office:value="0.8545836405469707" office:value-type="float"/>
          <table:table-cell office:value="0.521157044929624" office:value-type="float"/>
          <table:table-cell office:value="0.5794924127298772" office:value-type="float"/>
          <table:table-cell office:value="0.590309876164895" office:value-type="float"/>
          <table:table-cell office:value="0.6112109455417453" office:value-type="float"/>
          <table:table-cell office:value="0.652728346172243" office:value-type="float"/>
          <table:table-cell office:value="0.40087711721324915" office:value-type="float"/>
          <table:table-cell office:value="0.461292170508122" office:value-type="float"/>
          <table:table-cell office:value="0.4887705086306371" office:value-type="float"/>
          <table:table-cell office:value="0.5191976644352626" office:value-type="float"/>
          <table:table-cell office:value="0.5644419878927232" office:value-type="float"/>
          <table:table-cell office:value="0.5685728437440309" office:value-type="float"/>
          <table:table-cell office:value="0.611895197327458" office:value-type="float"/>
          <table:table-cell office:value="0.6368731368003921" office:value-type="float"/>
          <table:table-cell office:value="0.6753072383771234" office:value-type="float"/>
          <table:table-cell office:value="0.7256122018082043" office:value-type="float"/>
          <table:table-cell office:value="0.41336744222788313" office:value-type="float"/>
          <table:table-cell office:value="0.4728661190246084" office:value-type="float"/>
          <table:table-cell office:value="0.5048156052769608" office:value-type="float"/>
          <table:table-cell office:value="0.5328298141313152" office:value-type="float"/>
          <table:table-cell office:value="0.5676787280335772" office:value-type="float"/>
        </table:table-row>
        <table:table-row>
          <table:table-cell office:value-type="string">
            <text:p>AliSoftware__OHHTTPStubs</text:p>
          </table:table-cell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carhartl__jquery-cookie</text:p>
          </table:table-cell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kossnocorp__jquery.turbolinks</text:p>
          </table:table-cell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rubygems__rubygems</text:p>
          </table:table-cell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douban__code</text:p>
          </table:table-cell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millermedeiros__js-signals</text:p>
          </table:table-cell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getify__LABjs</text:p>
          </table:table-cell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fsnotify__fsnotify</text:p>
          </table:table-cell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mhagger__git-imerge</text:p>
          </table:table-cell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Mechazawa__FuckFuckAdblock</text:p>
          </table:table-cell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rasmusbergpalm__DeepLearnToolbox</text:p>
          </table:table-cell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erikdoe__ocmock</text:p>
          </table:table-cell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gmoledina__GMGridView</text:p>
          </table:table-cell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karmi__retire</text:p>
          </table:table-cell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hankcs__HanLP</text:p>
          </table:table-cell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openaphid__android-flip</text:p>
          </table:table-cell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mcxiaoke__android-volley</text:p>
          </table:table-cell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liferay__alloy-ui</text:p>
          </table:table-cell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kartik-v__bootstrap-fileinput</text:p>
          </table:table-cell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SeleniumHQ__docker-selenium</text:p>
          </table:table-cell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moneyphp__money</text:p>
          </table:table-cell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jescalan__roots</text:p>
          </table:table-cell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cryptomator__cryptomator</text:p>
          </table:table-cell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ant-design__ant-design</text:p>
          </table:table-cell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h5bp__mobile-boilerplate</text:p>
          </table:table-cell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gorhill__uBlock</text:p>
          </table:table-cell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portainer__portainer</text:p>
          </table:table-cell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1N3__Sn1per</text:p>
          </table:table-cell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desandro__classie</text:p>
          </table:table-cell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emberjs__list-view</text:p>
          </table:table-cell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kriskowal__q</text:p>
          </table:table-cell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TonicArtos__StickyGridHeaders</text:p>
          </table:table-cell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equinusocio__material-theme</text:p>
          </table:table-cell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aws__aws-sdk-js</text:p>
          </table:table-cell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o-gorp__gorp</text:p>
          </table:table-cell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serge-rider__dbeaver</text:p>
          </table:table-cell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ionic-team__ng-cordova</text:p>
          </table:table-cell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remiprev__her</text:p>
          </table:table-cell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tools__godep</text:p>
          </table:table-cell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d3__d3</text:p>
          </table:table-cell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revel__revel</text:p>
          </table:table-cell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filamentgroup__loadCSS</text:p>
          </table:table-cell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sindresorhus__screenfull.js</text:p>
          </table:table-cell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qlectron__sqlectron-gui</text:p>
          </table:table-cell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FrDH__jQuery.dotdotdot</text:p>
          </table:table-cell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junegunn__redis-stat</text:p>
          </table:table-cell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dchelimsky__rspec</text:p>
          </table:table-cell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scottyab__AESCrypt-Android</text:p>
          </table:table-cell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ichaelficarra__CoffeeScriptRedux</text:p>
          </table:table-cell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hashcat__oclHashcat</text:p>
          </table:table-cell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pallets__jinja</text:p>
          </table:table-cell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slimphp__Slim</text:p>
          </table:table-cell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aleksandrov__EAIntroView</text:p>
          </table:table-cell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angular-ui__bootstrap</text:p>
          </table:table-cell>
          <table:table-cell office:value="0.664217896534609" office:value-type="float"/>
          <table:table-cell office:value="0.7844214597760187" office:value-type="float"/>
          <table:table-cell office:value="0.8040081555551029" office:value-type="float"/>
          <table:table-cell office:value="0.8214115675346709" office:value-type="float"/>
          <table:table-cell office:value="0.8888282091329612" office:value-type="float"/>
          <table:table-cell office:value="0.46281560403219457" office:value-type="float"/>
          <table:table-cell office:value="0.5765339391780294" office:value-type="float"/>
          <table:table-cell office:value="0.595852003342352" office:value-type="float"/>
          <table:table-cell office:value="0.6153950202801816" office:value-type="float"/>
          <table:table-cell office:value="0.7173523946199049" office:value-type="float"/>
          <table:table-cell office:value="0.363759259336185" office:value-type="float"/>
          <table:table-cell office:value="0.45428954773349317" office:value-type="float"/>
          <table:table-cell office:value="0.479165190618287" office:value-type="float"/>
          <table:table-cell office:value="0.50255129363604" office:value-type="float"/>
          <table:table-cell office:value="0.623313518836841" office:value-type="float"/>
          <table:table-cell office:value="0.5370399418765144" office:value-type="float"/>
          <table:table-cell office:value="0.6105302922253198" office:value-type="float"/>
          <table:table-cell office:value="0.6371077201109054" office:value-type="float"/>
          <table:table-cell office:value="0.6640659848822714" office:value-type="float"/>
          <table:table-cell office:value="0.818489374864108" office:value-type="float"/>
          <table:table-cell office:value="0.32207649650314457" office:value-type="float"/>
          <table:table-cell office:value="0.4736019709296304" office:value-type="float"/>
          <table:table-cell office:value="0.49682078897528703" office:value-type="float"/>
          <table:table-cell office:value="0.5199019204343235" office:value-type="float"/>
          <table:table-cell office:value="0.6275363262043752" office:value-type="float"/>
        </table:table-row>
        <table:table-row>
          <table:table-cell office:value-type="string">
            <text:p>syncthing__syncthing</text:p>
          </table:table-cell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ealm__SwiftLint</text:p>
          </table:table-cell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customelements__www</text:p>
          </table:table-cell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soffes__sstoolkit</text:p>
          </table:table-cell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angular-ui__ui-grid</text:p>
          </table:table-cell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spulec__freezegun</text:p>
          </table:table-cell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tmuxinator__tmuxinator</text:p>
          </table:table-cell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  <table:table-row>
          <table:table-cell office:value-type="string">
            <text:p>omab__django-social-auth</text:p>
          </table:table-cell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square__dagger</text:p>
          </table:table-cell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bumptech__glide</text:p>
          </table:table-cell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phpseclib__phpseclib</text:p>
          </table:table-cell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josevalim__inherited_resources</text:p>
          </table:table-cell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rpc__grpc-go</text:p>
          </table:table-cell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CoderMJLee__MJRefresh</text:p>
          </table:table-cell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node-js-libs__node.io</text:p>
          </table:table-cell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graphql-dotnet__graphql-dotnet</text:p>
          </table:table-cell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scala__scala</text:p>
          </table:table-cell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Quick__Nimble</text:p>
          </table:table-cell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PHPMailer__PHPMailer</text:p>
          </table:table-cell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searchkit__searchkit</text:p>
          </table:table-cell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julienXX__terminal-notifier</text:p>
          </table:table-cell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nikic__PHP-Parser</text:p>
          </table:table-cell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fgnass__spin.js</text:p>
          </table:table-cell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kubernetes__dashboard</text:p>
          </table:table-cell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verlok__lazyload</text:p>
          </table:table-cell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gratipay__gratipay.com</text:p>
          </table:table-cell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sheerun__vim-polyglot</text:p>
          </table:table-cell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Simbul__baker</text:p>
          </table:table-cell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dataarts__dat.gui</text:p>
          </table:table-cell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top-think__think</text:p>
          </table:table-cell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formly-js__angular-formly</text:p>
          </table:table-cell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flightjs__flight</text:p>
          </table:table-cell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prometheus__prometheus</text:p>
          </table:table-cell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nicolaskruchten__pivottable</text:p>
          </table:table-cell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soimort__you-get</text:p>
          </table:table-cell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benjaminoakes__maid</text:p>
          </table:table-cell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mattgallagher__AudioStreamer</text:p>
          </table:table-cell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micropython__micropython</text:p>
          </table:table-cell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tobie__ua-parser</text:p>
          </table:table-cell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getlantern__lantern</text:p>
          </table:table-cell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SlexAxton__yepnope.js</text:p>
          </table:table-cell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kangax__html-minifier</text:p>
          </table:table-cell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graphql-java__graphql-java</text:p>
          </table:table-cell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imbojsb__launchrocket</text:p>
          </table:table-cell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vitalets__angular-xeditable</text:p>
          </table:table-cell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darknessomi__musicbox</text:p>
          </table:table-cell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pachyderm__pachyderm</text:p>
          </table:table-cell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harelba__q</text:p>
          </table:table-cell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google__google-api-php-client</text:p>
          </table:table-cell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json5__json5</text:p>
          </table:table-cell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martinblech__xmltodict</text:p>
          </table:table-cell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longitachi__ZLPhotoBrowser</text:p>
          </table:table-cell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holman__spark</text:p>
          </table:table-cell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tumblr__TMCache</text:p>
          </table:table-cell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stampit-org__stampit</text:p>
          </table:table-cell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hylang__hy</text:p>
          </table:table-cell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evilsocket__bettercap</text:p>
          </table:table-cell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googlei18n__libphonenumber</text:p>
          </table:table-cell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rahatarmanahmed__CircularProgressView</text:p>
          </table:table-cell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hyperoslo__Hue</text:p>
          </table:table-cell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meteoric__meteor-ionic</text:p>
          </table:table-cell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jarun__Buku</text:p>
          </table:table-cell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rg3__youtube-dl</text:p>
          </table:table-cell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MicrosoftEdge__static-code-scan</text:p>
          </table:table-cell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hybridgroup__gobot</text:p>
          </table:table-cell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casesandberg__reactcss</text:p>
          </table:table-cell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hilJay__MPAndroidChart</text:p>
          </table:table-cell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MediaBrowser__Emby</text:p>
          </table:table-cell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x64dbg__x64dbg</text:p>
          </table:table-cell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tjake__Solandra</text:p>
          </table:table-cell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pre-commit__pre-commit</text:p>
          </table:table-cell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grpc__grpc-java</text:p>
          </table:table-cell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clientIO__joint</text:p>
          </table:table-cell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linkedin__pinot</text:p>
          </table:table-cell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JetBrains__kotlin</text:p>
          </table:table-cell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eslint__eslint</text:p>
          </table:table-cell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emberjs__data</text:p>
          </table:table-cell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dropbox__dropbox-js</text:p>
          </table:table-cell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asciimoo__drawille</text:p>
          </table:table-cell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artf__grapesjs</text:p>
          </table:table-cell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videojs__video.js</text:p>
          </table:table-cell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Hearst-DD__ObjectMapper</text:p>
          </table:table-cell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jMonkeyEngine__jmonkeyengine</text:p>
          </table:table-cell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coocood__freecache</text:p>
          </table:table-cell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redfin__react-server</text:p>
          </table:table-cell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mishoo__UglifyJS</text:p>
          </table:table-cell>
          <table:table-cell office:value="0.7490108254723106" office:value-type="float"/>
          <table:table-cell office:value="0.8028726752104025" office:value-type="float"/>
          <table:table-cell office:value="0.8144636428447751" office:value-type="float"/>
          <table:table-cell office:value="0.8192129374866215" office:value-type="float"/>
          <table:table-cell office:value="0.8345920142866792" office:value-type="float"/>
          <table:table-cell office:value="0.553381200300126" office:value-type="float"/>
          <table:table-cell office:value="0.5747409832159474" office:value-type="float"/>
          <table:table-cell office:value="0.587502018479419" office:value-type="float"/>
          <table:table-cell office:value="0.6133331078596842" office:value-type="float"/>
          <table:table-cell office:value="0.6445764387268078" office:value-type="float"/>
          <table:table-cell office:value="0.42849429756558205" office:value-type="float"/>
          <table:table-cell office:value="0.4526524979418032" office:value-type="float"/>
          <table:table-cell office:value="0.47708451178131206" office:value-type="float"/>
          <table:table-cell office:value="0.5107994344694061" office:value-type="float"/>
          <table:table-cell office:value="0.553239280545252" office:value-type="float"/>
          <table:table-cell office:value="0.611738020723902" office:value-type="float"/>
          <table:table-cell office:value="0.6267723824803051" office:value-type="float"/>
          <table:table-cell office:value="0.6485830836493303" office:value-type="float"/>
          <table:table-cell office:value="0.6647679956254275" office:value-type="float"/>
          <table:table-cell office:value="0.7116242346274275" office:value-type="float"/>
          <table:table-cell office:value="0.4655117107929555" office:value-type="float"/>
          <table:table-cell office:value="0.48710091365620045" office:value-type="float"/>
          <table:table-cell office:value="0.5117143557911719" office:value-type="float"/>
          <table:table-cell office:value="0.5196736774456013" office:value-type="float"/>
          <table:table-cell office:value="0.5561185174262072" office:value-type="float"/>
        </table:table-row>
        <table:table-row>
          <table:table-cell office:value-type="string">
            <text:p>kivy__python-for-android</text:p>
          </table:table-cell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ootools__mootools-core</text:p>
          </table:table-cell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sosedoff__pgweb</text:p>
          </table:table-cell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markdalgleish__stellar.js</text:p>
          </table:table-cell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libretro__RetroArch</text:p>
          </table:table-cell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ag-grid__ag-grid</text:p>
          </table:table-cell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coreos__etcd</text:p>
          </table:table-cell>
          <table:table-cell office:value="0.6575414250417893" office:value-type="float"/>
          <table:table-cell office:value="0.7397081847435328" office:value-type="float"/>
          <table:table-cell office:value="0.7678532149199532" office:value-type="float"/>
          <table:table-cell office:value="0.7991373589849651" office:value-type="float"/>
          <table:table-cell office:value="0.8605228893221518" office:value-type="float"/>
          <table:table-cell office:value="0.5343968251337683" office:value-type="float"/>
          <table:table-cell office:value="0.5883759677852053" office:value-type="float"/>
          <table:table-cell office:value="0.605905878956216" office:value-type="float"/>
          <table:table-cell office:value="0.6197067311823867" office:value-type="float"/>
          <table:table-cell office:value="0.6736108813127869" office:value-type="float"/>
          <table:table-cell office:value="0.35492103609738596" office:value-type="float"/>
          <table:table-cell office:value="0.45474216484010643" office:value-type="float"/>
          <table:table-cell office:value="0.4742536226979329" office:value-type="float"/>
          <table:table-cell office:value="0.49474329397343597" office:value-type="float"/>
          <table:table-cell office:value="0.5774413897832065" office:value-type="float"/>
          <table:table-cell office:value="0.5461760864605045" office:value-type="float"/>
          <table:table-cell office:value="0.6311793450048256" office:value-type="float"/>
          <table:table-cell office:value="0.6505122475883565" office:value-type="float"/>
          <table:table-cell office:value="0.672972073607019" office:value-type="float"/>
          <table:table-cell office:value="0.7282396784094829" office:value-type="float"/>
          <table:table-cell office:value="0.31323123806286296" office:value-type="float"/>
          <table:table-cell office:value="0.45669552126471935" office:value-type="float"/>
          <table:table-cell office:value="0.48685863186994194" office:value-type="float"/>
          <table:table-cell office:value="0.5079891674671944" office:value-type="float"/>
          <table:table-cell office:value="0.5918236389772968" office:value-type="float"/>
        </table:table-row>
        <table:table-row>
          <table:table-cell office:value-type="string">
            <text:p>minio__minio</text:p>
          </table:table-cell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orientechnologies__orientdb</text:p>
          </table:table-cell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spotify__HubFramework</text:p>
          </table:table-cell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axios__axios</text:p>
          </table:table-cell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weaveworks__weave</text:p>
          </table:table-cell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yeoman__generator-webapp</text:p>
          </table:table-cell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hakimel__reveal.js</text:p>
          </table:table-cell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webpack-contrib__sass-loader</text:p>
          </table:table-cell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hybridauth__hybridauth</text:p>
          </table:table-cell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pili-engineering__PLDroidPlayer</text:p>
          </table:table-cell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google__shaka-player</text:p>
          </table:table-cell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ionic-team__ionic</text:p>
          </table:table-cell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HansPinckaers__GrowingTextView</text:p>
          </table:table-cell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amoffat__bootstrap-application-wizard</text:p>
          </table:table-cell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wting__autojump</text:p>
          </table:table-cell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mojombo__grit</text:p>
          </table:table-cell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encode__django-rest-framework</text:p>
          </table:table-cell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hacdias__filemanager</text:p>
          </table:table-cell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doctrine__doctrine2</text:p>
          </table:table-cell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wekan__wekan</text:p>
          </table:table-cell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chrippa__livestreamer</text:p>
          </table:table-cell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rappe__erpnext</text:p>
          </table:table-cell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RichardKnop__machinery</text:p>
          </table:table-cell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gradle__gradle</text:p>
          </table:table-cell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VictorBjelkholm__ngProgress</text:p>
          </table:table-cell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os-js__OS.js</text:p>
          </table:table-cell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avajs__ava</text:p>
          </table:table-cell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ReturnInfinity__BareMetal-OS-legacy</text:p>
          </table:table-cell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Studio-42__elFinder</text:p>
          </table:table-cell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lcommac__SwiftDate</text:p>
          </table:table-cell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containerd__containerd</text:p>
          </table:table-cell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grpc-ecosystem__grpc-gateway</text:p>
          </table:table-cell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popcorn-time__popcorn-app</text:p>
          </table:table-cell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aws__aws-sdk-ruby</text:p>
          </table:table-cell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rails__grails-core</text:p>
          </table:table-cell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zulip__zulip</text:p>
          </table:table-cell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Tencent__GT</text:p>
          </table:table-cell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johnpolacek__superscrollorama</text:p>
          </table:table-cell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componentjs__component</text:p>
          </table:table-cell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golemfactory__golem</text:p>
          </table:table-cell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Homebrew__homebrew-php</text:p>
          </table:table-cell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hazow__ssh-chat</text:p>
          </table:table-cell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trufflesuite__truffle</text:p>
          </table:table-cell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Valve__fingerprintjs</text:p>
          </table:table-cell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quilljs__quill</text:p>
          </table:table-cell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acdlite__flux-standard-action</text:p>
          </table:table-cell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heroku__react-refetch</text:p>
          </table:table-cell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banchichen__TZImagePickerController</text:p>
          </table:table-cell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Polidea__RxAndroidBle</text:p>
          </table:table-cell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zaproxy__zaproxy</text:p>
          </table:table-cell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ericdrowell__KineticJS</text:p>
          </table:table-cell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XLabs__Xamarin-Forms-Labs</text:p>
          </table:table-cell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pornel__pngquant</text:p>
          </table:table-cell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bramp__js-sequence-diagrams</text:p>
          </table:table-cell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stephanenicolas__robospice</text:p>
          </table:table-cell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sindresorhus__got</text:p>
          </table:table-cell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ReactiveCocoa__ReactiveSwift</text:p>
          </table:table-cell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SwiftBond__Bond</text:p>
          </table:table-cell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video-dev__hls.js</text:p>
          </table:table-cell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cmderdev__cmder</text:p>
          </table:table-cell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BorisMoore__jsrender</text:p>
          </table:table-cell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mcamara__laravel-localization</text:p>
          </table:table-cell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BoostIO__Boostnote</text:p>
          </table:table-cell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medcl__elasticsearch-analysis-ik</text:p>
          </table:table-cell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stutrek__scrollMonitor</text:p>
          </table:table-cell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vavr-io__vavr</text:p>
          </table:table-cell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YorickPeterse__ruby-lint</text:p>
          </table:table-cell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docker__kitematic</text:p>
          </table:table-cell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rgrove__lazyload</text:p>
          </table:table-cell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primefaces__primeng</text:p>
          </table:table-cell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layerhq__Atlas-iOS</text:p>
          </table:table-cell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shadowsocks__shadowsocks-qt5</text:p>
          </table:table-cell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mesosphere__marathon</text:p>
          </table:table-cell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qmk__qmk_firmware</text:p>
          </table:table-cell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njdehoog__NHBalancedFlowLayout</text:p>
          </table:table-cell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octokit__octokit.net</text:p>
          </table:table-cell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BBC-News__wraith</text:p>
          </table:table-cell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Lone-Coder__letsencrypt-win-simple</text:p>
          </table:table-cell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TwidereProject__Twidere-Android</text:p>
          </table:table-cell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serverless__serverless</text:p>
          </table:table-cell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kubernetes__heapster</text:p>
          </table:table-cell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frida__frida</text:p>
          </table:table-cell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tj__commander.js</text:p>
          </table:table-cell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exif-js__exif-js</text:p>
          </table:table-cell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SixLabors__ImageSharp</text:p>
          </table:table-cell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giakki__uncss</text:p>
          </table:table-cell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snabbco__snabb</text:p>
          </table:table-cell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carrot__share-button</text:p>
          </table:table-cell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unit-team__junit5</text:p>
          </table:table-cell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lipis__flag-icon-css</text:p>
          </table:table-cell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snowplow__snowplow</text:p>
          </table:table-cell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elrumordelaluz__csshake</text:p>
          </table:table-cell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maximebf__php-debugbar</text:p>
          </table:table-cell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addyosmani__critical</text:p>
          </table:table-cell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defunkt__dotjs</text:p>
          </table:table-cell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spatie__laravel-medialibrary</text:p>
          </table:table-cell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chmln__flatpickr</text:p>
          </table:table-cell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elastic__beats</text:p>
          </table:table-cell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facebook__rocksdb</text:p>
          </table:table-cell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docker__compose</text:p>
          </table:table-cell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nickoneill__PermissionScope</text:p>
          </table:table-cell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aFarkas__webshim</text:p>
          </table:table-cell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aver__pinpoint</text:p>
          </table:table-cell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Microsoft__ELL</text:p>
          </table:table-cell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playframework__playframework</text:p>
          </table:table-cell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jupyter__notebook</text:p>
          </table:table-cell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RReverser__mpegts</text:p>
          </table:table-cell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go-swagger__go-swagger</text:p>
          </table:table-cell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gruntjs__grunt-contrib-uglify</text:p>
          </table:table-cell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mit-nlp__MITIE</text:p>
          </table:table-cell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jhnns__rewire</text:p>
          </table:table-cell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bobthecow__psysh</text:p>
          </table:table-cell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jejacks0n__teaspoon</text:p>
          </table:table-cell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ashtuchkin__iconv-lite</text:p>
          </table:table-cell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lawloretienne__QuickReturn</text:p>
          </table:table-cell>
          <table:table-cell office:value="0.7495339160234444" office:value-type="float"/>
          <table:table-cell office:value="0.7544049196247596" office:value-type="float"/>
          <table:table-cell office:value="0.7970694767465593" office:value-type="float"/>
          <table:table-cell office:value="0.8071218159241419" office:value-type="float"/>
          <table:table-cell office:value="0.8071218159241419" office:value-type="float"/>
          <table:table-cell office:value="0.5691472517530661" office:value-type="float"/>
          <table:table-cell office:value="0.5772283766975546" office:value-type="float"/>
          <table:table-cell office:value="0.627070902152878" office:value-type="float"/>
          <table:table-cell office:value="0.6508170747213526" office:value-type="float"/>
          <table:table-cell office:value="0.6508170747213526" office:value-type="float"/>
          <table:table-cell office:value="0.45250065403875267" office:value-type="float"/>
          <table:table-cell office:value="0.4665240108425889" office:value-type="float"/>
          <table:table-cell office:value="0.46917771800657415" office:value-type="float"/>
          <table:table-cell office:value="0.5191642411646814" office:value-type="float"/>
          <table:table-cell office:value="0.5191642411646814" office:value-type="float"/>
          <table:table-cell office:value="0.6434246157599588" office:value-type="float"/>
          <table:table-cell office:value="0.6465489306647179" office:value-type="float"/>
          <table:table-cell office:value="0.6478810049960154" office:value-type="float"/>
          <table:table-cell office:value="0.6505265750781211" office:value-type="float"/>
          <table:table-cell office:value="0.6505265750781211" office:value-type="float"/>
          <table:table-cell office:value="0.44230587875232563" office:value-type="float"/>
          <table:table-cell office:value="0.46292906495772923" office:value-type="float"/>
          <table:table-cell office:value="0.5439502658578361" office:value-type="float"/>
          <table:table-cell office:value="0.5694951103161716" office:value-type="float"/>
          <table:table-cell office:value="0.5694951103161716" office:value-type="float"/>
        </table:table-row>
        <table:table-row>
          <table:table-cell office:value-type="string">
            <text:p>spray__spray</text:p>
          </table:table-cell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javallone__regexper</text:p>
          </table:table-cell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aspnet__KestrelHttpServer</text:p>
          </table:table-cell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iron-io__functions</text:p>
          </table:table-cell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astrada__google-drive-ocamlfuse</text:p>
          </table:table-cell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lipangit__JiaoZiVideoPlayer</text:p>
          </table:table-cell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piwik__piwik</text:p>
          </table:table-cell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aspnet__Home</text:p>
          </table:table-cell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aspnet__EntityFrameworkCore</text:p>
          </table:table-cell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jariz__vibrant.js</text:p>
          </table:table-cell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lucasr__smoothie</text:p>
          </table:table-cell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pixelsign__html5-device-mockups</text:p>
          </table:table-cell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angular-ui__ui-utils</text:p>
          </table:table-cell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Famous__famous</text:p>
          </table:table-cell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Varying-Vagrant-Vagrants__VVV</text:p>
          </table:table-cell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nanoc__nanoc</text:p>
          </table:table-cell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wbotelhos__raty</text:p>
          </table:table-cell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AudioKit__AudioKit</text:p>
          </table:table-cell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itlabhq__gitlab-ci</text:p>
          </table:table-cell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go-chi__chi</text:p>
          </table:table-cell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igniterealtime__Openfire</text:p>
          </table:table-cell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hickford__MechanicalSoup</text:p>
          </table:table-cell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lipis__bootstrap-social</text:p>
          </table:table-cell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gorilla__mux</text:p>
          </table:table-cell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matrix-org__synapse</text:p>
          </table:table-cell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__gvr-android-sdk</text:p>
          </table:table-cell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vuejs-templates__webpack</text:p>
          </table:table-cell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nodejs__node-convergence-archive</text:p>
          </table:table-cell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Microsoft__ChakraCore</text:p>
          </table:table-cell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igrigorik__ga-beacon</text:p>
          </table:table-cell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fullcalendar__fullcalendar</text:p>
          </table:table-cell>
          <table:table-cell office:value="0.7177553143287031" office:value-type="float"/>
          <table:table-cell office:value="0.7689367420205079" office:value-type="float"/>
          <table:table-cell office:value="0.78943530818959" office:value-type="float"/>
          <table:table-cell office:value="0.8063024307836717" office:value-type="float"/>
          <table:table-cell office:value="0.8549664912072007" office:value-type="float"/>
          <table:table-cell office:value="0.4945386841707964" office:value-type="float"/>
          <table:table-cell office:value="0.5722166642311413" office:value-type="float"/>
          <table:table-cell office:value="0.5896047940211033" office:value-type="float"/>
          <table:table-cell office:value="0.6116897963449842" office:value-type="float"/>
          <table:table-cell office:value="0.6677326361950913" office:value-type="float"/>
          <table:table-cell office:value="0.37408471356301487" office:value-type="float"/>
          <table:table-cell office:value="0.44858830011218875" office:value-type="float"/>
          <table:table-cell office:value="0.467004423752143" office:value-type="float"/>
          <table:table-cell office:value="0.49103475408087416" office:value-type="float"/>
          <table:table-cell office:value="0.5888038801735898" office:value-type="float"/>
          <table:table-cell office:value="0.5641349739113821" office:value-type="float"/>
          <table:table-cell office:value="0.6113927290082088" office:value-type="float"/>
          <table:table-cell office:value="0.6331598768257132" office:value-type="float"/>
          <table:table-cell office:value="0.6609551084896554" office:value-type="float"/>
          <table:table-cell office:value="0.7577271922651647" office:value-type="float"/>
          <table:table-cell office:value="0.3515229928361786" office:value-type="float"/>
          <table:table-cell office:value="0.44749090608226505" office:value-type="float"/>
          <table:table-cell office:value="0.4796306310774001" office:value-type="float"/>
          <table:table-cell office:value="0.5026001427374527" office:value-type="float"/>
          <table:table-cell office:value="0.5663409292949229" office:value-type="float"/>
        </table:table-row>
        <table:table-row>
          <table:table-cell office:value-type="string">
            <text:p>sockeqwe__mosby</text:p>
          </table:table-cell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uber-archive__image-diff</text:p>
          </table:table-cell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aseprite__aseprite</text:p>
          </table:table-cell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zensh__jsgen</text:p>
          </table:table-cell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Zewo__Zewo</text:p>
          </table:table-cell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strapi__strapi</text:p>
          </table:table-cell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drush-ops__drush</text:p>
          </table:table-cell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RNCryptor__RNCryptor</text:p>
          </table:table-cell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rbgirshick__fast-rcnn</text:p>
          </table:table-cell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mongodb__mongo-java-driver</text:p>
          </table:table-cell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paritytech__parity</text:p>
          </table:table-cell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puffnfresh__roy</text:p>
          </table:table-cell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inversify__InversifyJS</text:p>
          </table:table-cell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kimmobrunfeldt__concurrently</text:p>
          </table:table-cell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nutzam__nutz</text:p>
          </table:table-cell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chainer__chainer</text:p>
          </table:table-cell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AutoMapper__AutoMapper</text:p>
          </table:table-cell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malarkey__320andup</text:p>
          </table:table-cell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rhysd__NyaoVim</text:p>
          </table:table-cell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kubernetes__kops</text:p>
          </table:table-cell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PHPOffice__PHPExcel</text:p>
          </table:table-cell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aws__aws-sdk-php</text:p>
          </table:table-cell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jdesboeufs__connect-mongo</text:p>
          </table:table-cell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phpro__grumphp</text:p>
          </table:table-cell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zsh-users__antigen</text:p>
          </table:table-cell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facebook__mention-bot</text:p>
          </table:table-cell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timjansen__minified.js</text:p>
          </table:table-cell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heroku__hk</text:p>
          </table:table-cell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lukeredpath__LRResty</text:p>
          </table:table-cell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gentilkiwi__mimikatz</text:p>
          </table:table-cell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bookshelf__bookshelf</text:p>
          </table:table-cell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labstack__echo</text:p>
          </table:table-cell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Hacker0x01__react-datepicker</text:p>
          </table:table-cell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gechev__codelyzer</text:p>
          </table:table-cell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vispy__vispy</text:p>
          </table:table-cell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Microsoft__CNTK</text:p>
          </table:table-cell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KrauseFx__TSMessages</text:p>
          </table:table-cell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VirusTotal__yara</text:p>
          </table:table-cell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etmeUK__ContentTools</text:p>
          </table:table-cell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go-playground__validator</text:p>
          </table:table-cell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szwacz__electron-boilerplate</text:p>
          </table:table-cell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overtake__telegram</text:p>
          </table:table-cell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xonsh__xonsh</text:p>
          </table:table-cell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dmfay__massive-js</text:p>
          </table:table-cell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ostgresApp__PostgresApp</text:p>
          </table:table-cell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TooTallNate__Java-WebSocket</text:p>
          </table:table-cell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twitter__util</text:p>
          </table:table-cell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tpope__vim-pathogen</text:p>
          </table:table-cell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apache__incubator-mxnet</text:p>
          </table:table-cell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WhisperSystems__Signal-Desktop</text:p>
          </table:table-cell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Linuxbrew__legacy-linuxbrew</text:p>
          </table:table-cell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coteditor__CotEditor</text:p>
          </table:table-cell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gogits__gogs</text:p>
          </table:table-cell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thedjpetersen__subway</text:p>
          </table:table-cell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NervanaSystems__neon</text:p>
          </table:table-cell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hadley__devtools</text:p>
          </table:table-cell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reactioncommerce__reaction</text:p>
          </table:table-cell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cockroachdb__cockroach</text:p>
          </table:table-cell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PrismLibrary__Prism</text:p>
          </table:table-cell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23__resumable.js</text:p>
          </table:table-cell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grommet__grommet</text:p>
          </table:table-cell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catchorg__Catch2</text:p>
          </table:table-cell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mikepenz__FastAdapter</text:p>
          </table:table-cell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callumboddy__CBZSplashView</text:p>
          </table:table-cell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louthy__language-ext</text:p>
          </table:table-cell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twitter__finagle</text:p>
          </table:table-cell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gohugoio__hugo</text:p>
          </table:table-cell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Lokaltog__vim-powerline</text:p>
          </table:table-cell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jisaacks__GitGutter</text:p>
          </table:table-cell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v2ray__v2ray-core</text:p>
          </table:table-cell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asciimoo__searx</text:p>
          </table:table-cell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ingcap__tidb</text:p>
          </table:table-cell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anselmh__object-fit</text:p>
          </table:table-cell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turbolinks__turbolinks-classic</text:p>
          </table:table-cell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rpc__grpc</text:p>
          </table:table-cell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dotnet__core</text:p>
          </table:table-cell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openshift__origin</text:p>
          </table:table-cell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squaremo__rabbit.js</text:p>
          </table:table-cell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Netflix__eureka</text:p>
          </table:table-cell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scrapy__dirbot</text:p>
          </table:table-cell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FriendsOfSymfony__FOSRestBundle</text:p>
          </table:table-cell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borgbackup__borg</text:p>
          </table:table-cell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thoughtbot__clearance</text:p>
          </table:table-cell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jedireza__aqua</text:p>
          </table:table-cell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dgraph-io__dgraph</text:p>
          </table:table-cell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Project-OSRM__osrm-backend</text:p>
          </table:table-cell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openlayers__openlayers</text:p>
          </table:table-cell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babel__babel</text:p>
          </table:table-cell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Workiva__go-datastructures</text:p>
          </table:table-cell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lballabio__quantlib-old</text:p>
          </table:table-cell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carlsednaoui__ouibounce</text:p>
          </table:table-cell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kpumuk__meta-tags</text:p>
          </table:table-cell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go-yaml__yaml</text:p>
          </table:table-cell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arantool__tarantool</text:p>
          </table:table-cell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facebook__buck</text:p>
          </table:table-cell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webpack__webpack-dev-server</text:p>
          </table:table-cell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chocolatey__chocolatey</text:p>
          </table:table-cell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mojombo__chronic</text:p>
          </table:table-cell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Shougo__neocomplcache.vim</text:p>
          </table:table-cell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PaulLeCam__react-leaflet</text:p>
          </table:table-cell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rails__strong_parameters</text:p>
          </table:table-cell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myell0w__MTStatusBarOverlay</text:p>
          </table:table-cell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nssegers__laravel-mongodb</text:p>
          </table:table-cell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nicklockwood__FXForms</text:p>
          </table:table-cell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wagtail__wagtail</text:p>
          </table:table-cell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nhaarman__ListViewAnimations</text:p>
          </table:table-cell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ueberauth__guardian</text:p>
          </table:table-cell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kien__ctrlp.vim</text:p>
          </table:table-cell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heroku__legacy-cli</text:p>
          </table:table-cell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star7th__showdoc</text:p>
          </table:table-cell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visualfc__liteide</text:p>
          </table:table-cell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agento__magento2</text:p>
          </table:table-cell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convox__rack</text:p>
          </table:table-cell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AnalyticalGraphicsInc__cesium</text:p>
          </table:table-cell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quasarframework__quasar</text:p>
          </table:table-cell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facebook__facebook-ios-sdk</text:p>
          </table:table-cell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wavded__humane-js</text:p>
          </table:table-cell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mobileplayer__mobileplayer-ios</text:p>
          </table:table-cell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css__csso</text:p>
          </table:table-cell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dz0ny__leapcast</text:p>
          </table:table-cell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aspnet__Identity</text:p>
          </table:table-cell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owerShell__Win32-OpenSSH</text:p>
          </table:table-cell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mediaelement__mediaelement</text:p>
          </table:table-cell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IdentityServer__IdentityServer4</text:p>
          </table:table-cell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maccman__juggernaut</text:p>
          </table:table-cell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reactjs__react-rails</text:p>
          </table:table-cell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postcss__postcss-loader</text:p>
          </table:table-cell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getsentry__raven-js</text:p>
          </table:table-cell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gabrielbull__react-desktop</text:p>
          </table:table-cell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facebook__react-native</text:p>
          </table:table-cell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azkaban__azkaban</text:p>
          </table:table-cell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fabiolb__fabio</text:p>
          </table:table-cell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notepad-plus-plus__notepad-plus-plus</text:p>
          </table:table-cell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jacobian__djangobook.com</text:p>
          </table:table-cell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rigoneri__syte</text:p>
          </table:table-cell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twitter-archive__gizzard</text:p>
          </table:table-cell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sschmid__Entitas-CSharp</text:p>
          </table:table-cell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bolt__bolt</text:p>
          </table:table-cell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ztellman__lamina</text:p>
          </table:table-cell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rancher__rancher</text:p>
          </table:table-cell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home-assistant__home-assistant</text:p>
          </table:table-cell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graphite-project__graphite-web</text:p>
          </table:table-cell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filamentgroup__fixed-sticky</text:p>
          </table:table-cell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openresty__openresty</text:p>
          </table:table-cell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mstarke__MacPass</text:p>
          </table:table-cell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nodejs__node</text:p>
          </table:table-cell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containous__traefik</text:p>
          </table:table-cell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radare__radare2</text:p>
          </table:table-cell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mgravell__protobuf-net</text:p>
          </table:table-cell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anand__git-up</text:p>
          </table:table-cell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  <table:table-row>
          <table:table-cell office:value-type="string">
            <text:p>sameersbn__docker-gitlab</text:p>
          </table:table-cell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phw__peek</text:p>
          </table:table-cell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playcanvas__engine</text:p>
          </table:table-cell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dularion__streama</text:p>
          </table:table-cell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mozilla-services__heka</text:p>
          </table:table-cell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Homebrew__brew</text:p>
          </table:table-cell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macvim-dev__macvim</text:p>
          </table:table-cell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atom__atom</text:p>
          </table:table-cell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zurb__foundation-apps</text:p>
          </table:table-cell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TryGhost__Ghost</text:p>
          </table:table-cell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brigade__scss-lint</text:p>
          </table:table-cell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kartograph__kartograph.js</text:p>
          </table:table-cell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MacRuby__MacRuby</text:p>
          </table:table-cell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twitter__heron</text:p>
          </table:table-cell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pytransitions__transitions</text:p>
          </table:table-cell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joomla__joomla-cms</text:p>
          </table:table-cell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TheNewNormal__kube-solo-osx</text:p>
          </table:table-cell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mizzy__serverspec</text:p>
          </table:table-cell>
          <table:table-cell office:value="0.724297088782823" office:value-type="float"/>
          <table:table-cell office:value="0.7757933701773684" office:value-type="float"/>
          <table:table-cell office:value="0.7906161778962734" office:value-type="float"/>
          <table:table-cell office:value="0.7958782037710627" office:value-type="float"/>
          <table:table-cell office:value="0.8222796494393567" office:value-type="float"/>
          <table:table-cell office:value="0.5751162043797766" office:value-type="float"/>
          <table:table-cell office:value="0.5976152387076068" office:value-type="float"/>
          <table:table-cell office:value="0.6034718572963488" office:value-type="float"/>
          <table:table-cell office:value="0.6194104043289761" office:value-type="float"/>
          <table:table-cell office:value="0.6530467962464538" office:value-type="float"/>
          <table:table-cell office:value="0.4362461377362498" office:value-type="float"/>
          <table:table-cell office:value="0.4613741084245385" office:value-type="float"/>
          <table:table-cell office:value="0.49150921380447754" office:value-type="float"/>
          <table:table-cell office:value="0.4962679928006353" office:value-type="float"/>
          <table:table-cell office:value="0.5198145500198331" office:value-type="float"/>
          <table:table-cell office:value="0.6083817454542183" office:value-type="float"/>
          <table:table-cell office:value="0.6364174874350964" office:value-type="float"/>
          <table:table-cell office:value="0.6603287051508431" office:value-type="float"/>
          <table:table-cell office:value="0.6675203457624928" office:value-type="float"/>
          <table:table-cell office:value="0.6976341660727801" office:value-type="float"/>
          <table:table-cell office:value="0.41301017690130154" office:value-type="float"/>
          <table:table-cell office:value="0.49480362531930333" office:value-type="float"/>
          <table:table-cell office:value="0.5125886146381442" office:value-type="float"/>
          <table:table-cell office:value="0.5255020057400821" office:value-type="float"/>
          <table:table-cell office:value="0.5510176831383077" office:value-type="float"/>
        </table:table-row>
        <table:table-row>
          <table:table-cell office:value-type="string">
            <text:p>Automattic__wp-calypso</text:p>
          </table:table-cell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krmaxwell__maltrieve</text:p>
          </table:table-cell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google__gxui</text:p>
          </table:table-cell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kanboard__kanboard</text:p>
          </table:table-cell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lbryio__lbry</text:p>
          </table:table-cell>
          <table:table-cell office:value="0.7170094078650788" office:value-type="float"/>
          <table:table-cell office:value="0.7605266127140915" office:value-type="float"/>
          <table:table-cell office:value="0.7829535338786711" office:value-type="float"/>
          <table:table-cell office:value="0.8113825134165193" office:value-type="float"/>
          <table:table-cell office:value="0.8476690824367737" office:value-type="float"/>
          <table:table-cell office:value="0.5232866725922771" office:value-type="float"/>
          <table:table-cell office:value="0.5917028813571836" office:value-type="float"/>
          <table:table-cell office:value="0.6023652710733547" office:value-type="float"/>
          <table:table-cell office:value="0.6134295865792194" office:value-type="float"/>
          <table:table-cell office:value="0.6633483740556598" office:value-type="float"/>
          <table:table-cell office:value="0.3849820534867387" office:value-type="float"/>
          <table:table-cell office:value="0.4492641141600607" office:value-type="float"/>
          <table:table-cell office:value="0.4669495505590799" office:value-type="float"/>
          <table:table-cell office:value="0.4854977303550384" office:value-type="float"/>
          <table:table-cell office:value="0.5568446779580574" office:value-type="float"/>
          <table:table-cell office:value="0.5777800082158705" office:value-type="float"/>
          <table:table-cell office:value="0.628686818139369" office:value-type="float"/>
          <table:table-cell office:value="0.6421763175273366" office:value-type="float"/>
          <table:table-cell office:value="0.6623580769005686" office:value-type="float"/>
          <table:table-cell office:value="0.7220208544367039" office:value-type="float"/>
          <table:table-cell office:value="0.42528272806067935" office:value-type="float"/>
          <table:table-cell office:value="0.4786364252547647" office:value-type="float"/>
          <table:table-cell office:value="0.49424414787682114" office:value-type="float"/>
          <table:table-cell office:value="0.5194589753047949" office:value-type="float"/>
          <table:table-cell office:value="0.5702183737057418" office:value-type="float"/>
        </table:table-row>
        <table:table-row>
          <table:table-cell office:value-type="string">
            <text:p>stig__json-framework</text:p>
          </table:table-cell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mhoofman__wordpress-heroku</text:p>
          </table:table-cell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fibjs__fibjs</text:p>
          </table:table-cell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OpenRefine__OpenRefine</text:p>
          </table:table-cell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mrclay__minify</text:p>
          </table:table-cell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johannilsson__android-pulltorefresh</text:p>
          </table:table-cell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HubSpot__offline</text:p>
          </table:table-cell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josh__css-explain</text:p>
          </table:table-cell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oklai__koala</text:p>
          </table:table-cell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revolunet__angular-carousel</text:p>
          </table:table-cell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woocommerce__woocommerce</text:p>
          </table:table-cell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soundcloud__roshi</text:p>
          </table:table-cell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pyenv__pyenv</text:p>
          </table:table-cell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pika__pika</text:p>
          </table:table-cell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p-e-w__finalterm</text:p>
          </table:table-cell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aspnetboilerplate__aspnetboilerplate</text:p>
          </table:table-cell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nicklockwood__iVersion</text:p>
          </table:table-cell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google__closure-library</text:p>
          </table:table-cell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xplosion__spaCy</text:p>
          </table:table-cell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fastlane__fastlane</text:p>
          </table:table-cell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coresmart__persistencejs</text:p>
          </table:table-cell>
          <table:table-cell office:value="0.7788477628343852" office:value-type="float"/>
          <table:table-cell office:value="0.7904736640661755" office:value-type="float"/>
          <table:table-cell office:value="0.7947375847154883" office:value-type="float"/>
          <table:table-cell office:value="0.798533555054156" office:value-type="float"/>
          <table:table-cell office:value="0.8378691823947791" office:value-type="float"/>
          <table:table-cell office:value="0.5560965188894627" office:value-type="float"/>
          <table:table-cell office:value="0.5612315870717636" office:value-type="float"/>
          <table:table-cell office:value="0.5684056679748483" office:value-type="float"/>
          <table:table-cell office:value="0.5749298332132158" office:value-type="float"/>
          <table:table-cell office:value="0.6174169799358363" office:value-type="float"/>
          <table:table-cell office:value="0.43838111717674294" office:value-type="float"/>
          <table:table-cell office:value="0.44218907122720186" office:value-type="float"/>
          <table:table-cell office:value="0.45567878563458597" office:value-type="float"/>
          <table:table-cell office:value="0.4739775285763046" office:value-type="float"/>
          <table:table-cell office:value="0.5194640703516729" office:value-type="float"/>
          <table:table-cell office:value="0.5973712768347954" office:value-type="float"/>
          <table:table-cell office:value="0.6131777697885896" office:value-type="float"/>
          <table:table-cell office:value="0.6338890926105308" office:value-type="float"/>
          <table:table-cell office:value="0.6359644909924191" office:value-type="float"/>
          <table:table-cell office:value="0.675817093517347" office:value-type="float"/>
          <table:table-cell office:value="0.47944543378466353" office:value-type="float"/>
          <table:table-cell office:value="0.49160929015970045" office:value-type="float"/>
          <table:table-cell office:value="0.49219374091280993" office:value-type="float"/>
          <table:table-cell office:value="0.5020411209087201" office:value-type="float"/>
          <table:table-cell office:value="0.5502939127053565" office:value-type="float"/>
        </table:table-row>
        <table:table-row>
          <table:table-cell office:value-type="string">
            <text:p>itinance__react-native-fs</text:p>
          </table:table-cell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nefarius__ScpToolkit</text:p>
          </table:table-cell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youknowone__UI7Kit</text:p>
          </table:table-cell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google-fabric__velocity-react</text:p>
          </table:table-cell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canjs__canjs</text:p>
          </table:table-cell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rt2zz__redux-persist</text:p>
          </table:table-cell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jakiestfu__Snap.js</text:p>
          </table:table-cell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theintern__intern</text:p>
          </table:table-cell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DevExpress__testcafe</text:p>
          </table:table-cell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imsky__holder</text:p>
          </table:table-cell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jupyterlab__jupyterlab</text:p>
          </table:table-cell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ecomfe__zrender</text:p>
          </table:table-cell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SocketCluster__socketcluster</text:p>
          </table:table-cell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wordpress-mobile__WordPress-Android</text:p>
          </table:table-cell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coolwanglu__pdf2htmlEX</text:p>
          </table:table-cell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feathericons__feather</text:p>
          </table:table-cell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BorisMoore__jquery-tmpl</text:p>
          </table:table-cell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swagger-api__swagger-editor</text:p>
          </table:table-cell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Prototik__HoloEverywhere</text:p>
          </table:table-cell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yperhq__hyperd</text:p>
          </table:table-cell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venomous0x__WhatsAPI</text:p>
          </table:table-cell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socketio__socket.io-client-swift</text:p>
          </table:table-cell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facebook__prepack</text:p>
          </table:table-cell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lrra__browser-logos</text:p>
          </table:table-cell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maxwellito__vivus</text:p>
          </table:table-cell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artursapek__mondrian</text:p>
          </table:table-cell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afollestad__material-dialogs</text:p>
          </table:table-cell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bitcoin__bitcoin</text:p>
          </table:table-cell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pedrovgs__DraggablePanel</text:p>
          </table:table-cell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mlaursen__react-md</text:p>
          </table:table-cell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node-nock__nock</text:p>
          </table:table-cell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emqtt__emqttd</text:p>
          </table:table-cell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overtrue__wechat</text:p>
          </table:table-cell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Clipy__Clipy</text:p>
          </table:table-cell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Homebrew__legacy-homebrew</text:p>
          </table:table-cell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NLPchina__elasticsearch-sql</text:p>
          </table:table-cell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hexojs__hexo</text:p>
          </table:table-cell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inorganik__countUp.js</text:p>
          </table:table-cell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drublic__css-modal</text:p>
          </table:table-cell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xcl__PromiseKit</text:p>
          </table:table-cell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mikepenz__MaterialDrawer</text:p>
          </table:table-cell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addyosmani__grunt-uncss</text:p>
          </table:table-cell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overshare__overshare-kit</text:p>
          </table:table-cell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jaunesarmiento__fries</text:p>
          </table:table-cell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Microsoft__code-push</text:p>
          </table:table-cell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Automattic__simplenote-electron</text:p>
          </table:table-cell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jquery__jquery-mobile</text:p>
          </table:table-cell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angular-translate__angular-translate</text:p>
          </table:table-cell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inikulin__parse5</text:p>
          </table:table-cell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M66B__XPrivacy</text:p>
          </table:table-cell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lokesh__lightbox2</text:p>
          </table:table-cell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ylelint__stylelint</text:p>
          </table:table-cell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kubernetes__kubernetes</text:p>
          </table:table-cell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CosmicMind__Material</text:p>
          </table:table-cell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CodaFi__AFNetworking-RACExtensions</text:p>
          </table:table-cell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smileyborg__UIView-AutoLayout</text:p>
          </table:table-cell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darktable-org__darktable</text:p>
          </table:table-cell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cjohansen__juicer</text:p>
          </table:table-cell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PHP-FFMpeg__PHP-FFMpeg</text:p>
          </table:table-cell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dokan-dev__dokany</text:p>
          </table:table-cell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storybooks__storybook</text:p>
          </table:table-cell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Kinto__kinto</text:p>
          </table:table-cell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SwiftyJSON__SwiftyJSON</text:p>
          </table:table-cell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k9mail__k-9</text:p>
          </table:table-cell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tellman__automat</text:p>
          </table:table-cell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prasmussen__gdrive</text:p>
          </table:table-cell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Boudrias__Inquirer.js</text:p>
          </table:table-cell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kissyteam__kissy</text:p>
          </table:table-cell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micha__resty</text:p>
          </table:table-cell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invoiceninja__invoiceninja</text:p>
          </table:table-cell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mirumee__saleor</text:p>
          </table:table-cell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3lvis__Sync</text:p>
          </table:table-cell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Netflix__archaius</text:p>
          </table:table-cell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gorhill__uMatrix</text:p>
          </table:table-cell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hipache__hipache</text:p>
          </table:table-cell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jscs-dev__node-jscs</text:p>
          </table:table-cell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react-dropzone__react-dropzone</text:p>
          </table:table-cell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dbushell__Nestable</text:p>
          </table:table-cell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mar10__fancytree</text:p>
          </table:table-cell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stripe__mosql</text:p>
          </table:table-cell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oakes__SolidOak</text:p>
          </table:table-cell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OfficeDev__office-ui-fabric-core</text:p>
          </table:table-cell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Microsoft__vscode-go</text:p>
          </table:table-cell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docker__docker-py</text:p>
          </table:table-cell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FineUploader__fine-uploader</text:p>
          </table:table-cell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reationix__js-git</text:p>
          </table:table-cell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JoanZapata__android-pdfview</text:p>
          </table:table-cell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appjs__appjs</text:p>
          </table:table-cell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mapbox__mapbox-gl-js</text:p>
          </table:table-cell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onevcat__Kingfisher</text:p>
          </table:table-cell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Comcast__FreeFlow</text:p>
          </table:table-cell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raphw__byte-buddy</text:p>
          </table:table-cell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documentcloud__visualsearch</text:p>
          </table:table-cell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ShareX__ShareX</text:p>
          </table:table-cell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radex__SwiftyUserDefaults</text:p>
          </table:table-cell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TimOliver__TOCropViewController</text:p>
          </table:table-cell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rails__cache_digests</text:p>
          </table:table-cell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specta__specta</text:p>
          </table:table-cell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moxiecode__plupload</text:p>
          </table:table-cell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jgm__pandoc</text:p>
          </table:table-cell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tsuru__tsuru</text:p>
          </table:table-cell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ms-iot__samples</text:p>
          </table:table-cell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sbt__sbt</text:p>
          </table:table-cell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electron-userland__electron-packager</text:p>
          </table:table-cell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mapbox__mapbox-gl-native</text:p>
          </table:table-cell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nikgraf__belle</text:p>
          </table:table-cell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Eloston__ungoogled-chromium</text:p>
          </table:table-cell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prikhi__pencil</text:p>
          </table:table-cell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mqttjs__MQTT.js</text:p>
          </table:table-cell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tbruyelle__RxPermissions</text:p>
          </table:table-cell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mikepenz__AboutLibraries</text:p>
          </table:table-cell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aws__aws-sdk-go</text:p>
          </table:table-cell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flavienlaurent__datetimepicker</text:p>
          </table:table-cell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i212983__android-spinnerwheel</text:p>
          </table:table-cell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google__benchmark</text:p>
          </table:table-cell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zk00006__OpenTLD</text:p>
          </table:table-cell>
          <table:table-cell office:value="0.7023931613665677" office:value-type="float"/>
          <table:table-cell office:value="0.7627744088268169" office:value-type="float"/>
          <table:table-cell office:value="0.7896140742776856" office:value-type="float"/>
          <table:table-cell office:value="0.808824458880518" office:value-type="float"/>
          <table:table-cell office:value="0.826673538512064" office:value-type="float"/>
          <table:table-cell office:value="0.5425243704692514" office:value-type="float"/>
          <table:table-cell office:value="0.5691736080813325" office:value-type="float"/>
          <table:table-cell office:value="0.5864290432788958" office:value-type="float"/>
          <table:table-cell office:value="0.6164649330297396" office:value-type="float"/>
          <table:table-cell office:value="0.6929339448983993" office:value-type="float"/>
          <table:table-cell office:value="0.4231115246245467" office:value-type="float"/>
          <table:table-cell office:value="0.45297385254572187" office:value-type="float"/>
          <table:table-cell office:value="0.466934179517996" office:value-type="float"/>
          <table:table-cell office:value="0.47399909077681834" office:value-type="float"/>
          <table:table-cell office:value="0.5829767573222264" office:value-type="float"/>
          <table:table-cell office:value="0.6125486084145937" office:value-type="float"/>
          <table:table-cell office:value="0.6334169052661447" office:value-type="float"/>
          <table:table-cell office:value="0.640255858835649" office:value-type="float"/>
          <table:table-cell office:value="0.6657133127277767" office:value-type="float"/>
          <table:table-cell office:value="0.7227687207778872" office:value-type="float"/>
          <table:table-cell office:value="0.37513687857611067" office:value-type="float"/>
          <table:table-cell office:value="0.41074321765550637" office:value-type="float"/>
          <table:table-cell office:value="0.4603766253065652" office:value-type="float"/>
          <table:table-cell office:value="0.49361845974516594" office:value-type="float"/>
          <table:table-cell office:value="0.5655950339095095" office:value-type="float"/>
        </table:table-row>
        <table:table-row>
          <table:table-cell office:value-type="string">
            <text:p>angular__quickstart</text:p>
          </table:table-cell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ReactiveX__RxKotlin</text:p>
          </table:table-cell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thephpleague__oauth2-server</text:p>
          </table:table-cell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icsharpcode__ILSpy</text:p>
          </table:table-cell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aspnet__Mvc</text:p>
          </table:table-cell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redux-saga__redux-saga</text:p>
          </table:table-cell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cockpit-project__cockpit</text:p>
          </table:table-cell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ryanb__nifty-generators</text:p>
          </table:table-cell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photonstorm__phaser</text:p>
          </table:table-cell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reactjs__React.NET</text:p>
          </table:table-cell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  <table:table-row>
          <table:table-cell office:value-type="string">
            <text:p>basho__riak</text:p>
          </table:table-cell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M66B__NetGuard</text:p>
          </table:table-cell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ngx-translate__core</text:p>
          </table:table-cell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digitalBush__jquery.maskedinput</text:p>
          </table:table-cell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cliftonc__calipso</text:p>
          </table:table-cell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PocketMine__PocketMine-MP</text:p>
          </table:table-cell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XX-net__XX-Net</text:p>
          </table:table-cell>
          <table:table-cell office:value="0.6455862589077433" office:value-type="float"/>
          <table:table-cell office:value="0.6860684364212586" office:value-type="float"/>
          <table:table-cell office:value="0.699164713084713" office:value-type="float"/>
          <table:table-cell office:value="0.7164702414145611" office:value-type="float"/>
          <table:table-cell office:value="0.8161699251962773" office:value-type="float"/>
          <table:table-cell office:value="0.5779813382753345" office:value-type="float"/>
          <table:table-cell office:value="0.5997550654693342" office:value-type="float"/>
          <table:table-cell office:value="0.6050325327835757" office:value-type="float"/>
          <table:table-cell office:value="0.612134688957633" office:value-type="float"/>
          <table:table-cell office:value="0.6331316031043268" office:value-type="float"/>
          <table:table-cell office:value="0.4109352625933834" office:value-type="float"/>
          <table:table-cell office:value="0.47223699198538976" office:value-type="float"/>
          <table:table-cell office:value="0.48643866228615273" office:value-type="float"/>
          <table:table-cell office:value="0.49995462324948914" office:value-type="float"/>
          <table:table-cell office:value="0.6101041782390163" office:value-type="float"/>
          <table:table-cell office:value="0.6045878710496224" office:value-type="float"/>
          <table:table-cell office:value="0.691990783315863" office:value-type="float"/>
          <table:table-cell office:value="0.7028208864818921" office:value-type="float"/>
          <table:table-cell office:value="0.7102621180793671" office:value-type="float"/>
          <table:table-cell office:value="0.7320906505331161" office:value-type="float"/>
          <table:table-cell office:value="0.3642822291276781" office:value-type="float"/>
          <table:table-cell office:value="0.46025738537318406" office:value-type="float"/>
          <table:table-cell office:value="0.47932604833926173" office:value-type="float"/>
          <table:table-cell office:value="0.5054783811814805" office:value-type="float"/>
          <table:table-cell office:value="0.5676309338007544" office:value-type="float"/>
        </table:table-row>
        <table:table-row>
          <table:table-cell office:value-type="string">
            <text:p>nicoulaj__idea-markdown</text:p>
          </table:table-cell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kean__Nuke</text:p>
          </table:table-cell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spotify__helios</text:p>
          </table:table-cell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ermouth__jQuery.my</text:p>
          </table:table-cell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vector-im__riot-web</text:p>
          </table:table-cell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styleguidist__react-styleguidist</text:p>
          </table:table-cell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rogit__progit</text:p>
          </table:table-cell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visionmedia__superagent</text:p>
          </table:table-cell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kazupon__vue-validator</text:p>
          </table:table-cell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coreos__flannel</text:p>
          </table:table-cell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roots__trellis</text:p>
          </table:table-cell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hyperium__hyper</text:p>
          </table:table-cell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syedhali__EZAudio</text:p>
          </table:table-cell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johnpolacek__scrollorama</text:p>
          </table:table-cell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813681231864982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6424267856030349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5297572140409508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711735717285517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5342475015603072" office:value-type="float"/>
        </table:table-row>
        <table:table-row>
          <table:table-cell office:value-type="string">
            <text:p>netguru__ResponseDetective</text:p>
          </table:table-cell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btraceio__btrace</text:p>
          </table:table-cell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rs__SDWebImage</text:p>
          </table:table-cell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ArtSabintsev__Siren</text:p>
          </table:table-cell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mozilla__MozDef</text:p>
          </table:table-cell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keithamus__jwerty</text:p>
          </table:table-cell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ysticatea__npm-run-all</text:p>
          </table:table-cell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ethereum__mist</text:p>
          </table:table-cell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chrisalbon__mlai</text:p>
          </table:table-cell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nana-4__materia-theme</text:p>
          </table:table-cell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EFForg__privacybadgerfirefox-legacy</text:p>
          </table:table-cell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rsms__node-imagemagick</text:p>
          </table:table-cell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nameko__nameko</text:p>
          </table:table-cell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totaljs__framework</text:p>
          </table:table-cell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codemirror__CodeMirror</text:p>
          </table:table-cell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NLog__NLog</text:p>
          </table:table-cell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Moya__Moya</text:p>
          </table:table-cell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RemoteNG__mRemoteNG</text:p>
          </table:table-cell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JeffreySu__WeiXinMPSDK</text:p>
          </table:table-cell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WebGoat__WebGoat</text:p>
          </table:table-cell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aio-libs__aiohttp</text:p>
          </table:table-cell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rqlite__rqlite</text:p>
          </table:table-cell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PHPSocialNetwork__phpfastcache</text:p>
          </table:table-cell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walkor__Workerman</text:p>
          </table:table-cell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hueniverse__oz</text:p>
          </table:table-cell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ruflin__Elastica</text:p>
          </table:table-cell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aria2__aria2</text:p>
          </table:table-cell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bustoutsolutions__siesta</text:p>
          </table:table-cell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ReactiveX__RxJava</text:p>
          </table:table-cell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jupyter__colaboratory</text:p>
          </table:table-cell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videojs__videojs-contrib-hls</text:p>
          </table:table-cell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phan__phan</text:p>
          </table:table-cell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jwilder__dockerize</text:p>
          </table:table-cell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htacg__tidy-html5</text:p>
          </table:table-cell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itsabot__abot</text:p>
          </table:table-cell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ReactiveCocoa__ReactiveCocoa</text:p>
          </table:table-cell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akerfeldt__android-viewflow</text:p>
          </table:table-cell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leemunroe__grunt-email-workflow</text:p>
          </table:table-cell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mikepenz__Android-Iconics</text:p>
          </table:table-cell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kasperisager__sails-generate-auth</text:p>
          </table:table-cell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rofl0r__proxychains-ng</text:p>
          </table:table-cell>
          <table:table-cell office:value="0.6919159214359991" office:value-type="float"/>
          <table:table-cell office:value="0.7275072068565096" office:value-type="float"/>
          <table:table-cell office:value="0.7502006458658879" office:value-type="float"/>
          <table:table-cell office:value="0.78068266927637" office:value-type="float"/>
          <table:table-cell office:value="0.8355376690765874" office:value-type="float"/>
          <table:table-cell office:value="0.5236391019060976" office:value-type="float"/>
          <table:table-cell office:value="0.5810268400172819" office:value-type="float"/>
          <table:table-cell office:value="0.601449633194317" office:value-type="float"/>
          <table:table-cell office:value="0.6113501165531933" office:value-type="float"/>
          <table:table-cell office:value="0.6423842539008834" office:value-type="float"/>
          <table:table-cell office:value="0.4372037121951534" office:value-type="float"/>
          <table:table-cell office:value="0.4789772072478802" office:value-type="float"/>
          <table:table-cell office:value="0.48629262494622644" office:value-type="float"/>
          <table:table-cell office:value="0.49765550183330187" office:value-type="float"/>
          <table:table-cell office:value="0.5481920603681081" office:value-type="float"/>
          <table:table-cell office:value="0.5578420584814259" office:value-type="float"/>
          <table:table-cell office:value="0.6370951689864156" office:value-type="float"/>
          <table:table-cell office:value="0.6685238539091147" office:value-type="float"/>
          <table:table-cell office:value="0.6847442025019788" office:value-type="float"/>
          <table:table-cell office:value="0.7419665073552041" office:value-type="float"/>
          <table:table-cell office:value="0.398010840212225" office:value-type="float"/>
          <table:table-cell office:value="0.434434451778083" office:value-type="float"/>
          <table:table-cell office:value="0.4582641916635456" office:value-type="float"/>
          <table:table-cell office:value="0.5064617514008569" office:value-type="float"/>
          <table:table-cell office:value="0.5777375678166036" office:value-type="float"/>
        </table:table-row>
        <table:table-row>
          <table:table-cell office:value-type="string">
            <text:p>osm2vectortiles__osm2vectortiles</text:p>
          </table:table-cell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danger__danger</text:p>
          </table:table-cell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Shopify__dashing</text:p>
          </table:table-cell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siddontang__ledisdb</text:p>
          </table:table-cell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angular__angularfire2</text:p>
          </table:table-cell>
          <table:table-cell office:value="0.7058024195523415" office:value-type="float"/>
          <table:table-cell office:value="0.7642372122532022" office:value-type="float"/>
          <table:table-cell office:value="0.7828656088735035" office:value-type="float"/>
          <table:table-cell office:value="0.8018563952281943" office:value-type="float"/>
          <table:table-cell office:value="0.8561341901318398" office:value-type="float"/>
          <table:table-cell office:value="0.5117504570522569" office:value-type="float"/>
          <table:table-cell office:value="0.5679525426988732" office:value-type="float"/>
          <table:table-cell office:value="0.5843632635107088" office:value-type="float"/>
          <table:table-cell office:value="0.6019070282104664" office:value-type="float"/>
          <table:table-cell office:value="0.6937251345195922" office:value-type="float"/>
          <table:table-cell office:value="0.37813521007893" office:value-type="float"/>
          <table:table-cell office:value="0.4432861092989096" office:value-type="float"/>
          <table:table-cell office:value="0.4654975718921036" office:value-type="float"/>
          <table:table-cell office:value="0.4833495605373341" office:value-type="float"/>
          <table:table-cell office:value="0.5679938191965508" office:value-type="float"/>
          <table:table-cell office:value="0.5407536586285873" office:value-type="float"/>
          <table:table-cell office:value="0.6041687131209001" office:value-type="float"/>
          <table:table-cell office:value="0.6237726248300377" office:value-type="float"/>
          <table:table-cell office:value="0.6489477718060881" office:value-type="float"/>
          <table:table-cell office:value="0.7392547534723826" office:value-type="float"/>
          <table:table-cell office:value="0.3665827873565778" office:value-type="float"/>
          <table:table-cell office:value="0.4462115109335788" office:value-type="float"/>
          <table:table-cell office:value="0.476432910778972" office:value-type="float"/>
          <table:table-cell office:value="0.5090378414690805" office:value-type="float"/>
          <table:table-cell office:value="0.6154295757820527" office:value-type="float"/>
        </table:table-row>
        <table:table-row>
          <table:table-cell office:value-type="string">
            <text:p>toland__qlmarkdown</text:p>
          </table:table-cell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yeoman__yeoman</text:p>
          </table:table-cell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gaearon__react-hot-loader</text:p>
          </table:table-cell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jp9000__OBS</text:p>
          </table:table-cell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kbengine__kbengine</text:p>
          </table:table-cell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lucasr__twoway-view</text:p>
          </table:table-cell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twilio__stashboard</text:p>
          </table:table-cell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pires__android-obd-reader</text:p>
          </table:table-cell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postwait__node-amqp</text:p>
          </table:table-cell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mattetti__Weasel-Diesel</text:p>
          </table:table-cell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MichaelDrogalis__dire</text:p>
          </table:table-cell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minikomi__Bootstrap-Form-Builder</text:p>
          </table:table-cell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compose__governor</text:p>
          </table:table-cell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mltframework__shotcut</text:p>
          </table:table-cell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andersao__l5-repository</text:p>
          </table:table-cell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lra__mackup</text:p>
          </table:table-cell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swaywm__sway</text:p>
          </table:table-cell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Qihoo360__pika</text:p>
          </table:table-cell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react-cosmos__react-cosmos</text:p>
          </table:table-cell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kriswallsmith__Buzz</text:p>
          </table:table-cell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google__protobuf</text:p>
          </table:table-cell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jenssegers__agent</text:p>
          </table:table-cell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collectd__collectd</text:p>
          </table:table-cell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cameronmcefee__plax</text:p>
          </table:table-cell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webpack__react-starter</text:p>
          </table:table-cell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infobyte__faraday</text:p>
          </table:table-cell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trailblazer__cells</text:p>
          </table:table-cell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NUKnightLab__TimelineJS</text:p>
          </table:table-cell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ember-cli__ember-cli</text:p>
          </table:table-cell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pixijs__pixi.js</text:p>
          </table:table-cell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prawnpdf__prawn</text:p>
          </table:table-cell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ustbhuangyi__better-scroll</text:p>
          </table:table-cell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ex-team__fis3</text:p>
          </table:table-cell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nteract__hydrogen</text:p>
          </table:table-cell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facebook__PathPicker</text:p>
          </table:table-cell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arunoda__meteor-up</text:p>
          </table:table-cell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mishoo__UglifyJS2</text:p>
          </table:table-cell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syl20bnr__spacemacs</text:p>
          </table:table-cell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checkstyle__checkstyle</text:p>
          </table:table-cell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electron-userland__electron-builder</text:p>
          </table:table-cell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bigspaceship__shine.js</text:p>
          </table:table-cell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rashidkpc__kibana2</text:p>
          </table:table-cell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socketstream__socketstream</text:p>
          </table:table-cell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dotnet__corefx</text:p>
          </table:table-cell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tobegit3hub__seagull</text:p>
          </table:table-cell>
          <table:table-cell office:value="0.7832828031055369" office:value-type="float"/>
          <table:table-cell office:value="0.7921070937899268" office:value-type="float"/>
          <table:table-cell office:value="0.7931808629009762" office:value-type="float"/>
          <table:table-cell office:value="0.8026679091669536" office:value-type="float"/>
          <table:table-cell office:value="0.8026679091669536" office:value-type="float"/>
          <table:table-cell office:value="0.6019019742655392" office:value-type="float"/>
          <table:table-cell office:value="0.6195601416432297" office:value-type="float"/>
          <table:table-cell office:value="0.6385852240790819" office:value-type="float"/>
          <table:table-cell office:value="0.6470876449495777" office:value-type="float"/>
          <table:table-cell office:value="0.6470876449495777" office:value-type="float"/>
          <table:table-cell office:value="0.45372492634823575" office:value-type="float"/>
          <table:table-cell office:value="0.4763599266255586" office:value-type="float"/>
          <table:table-cell office:value="0.4865715653369266" office:value-type="float"/>
          <table:table-cell office:value="0.5276406185887279" office:value-type="float"/>
          <table:table-cell office:value="0.5276406185887279" office:value-type="float"/>
          <table:table-cell office:value="0.6225859794781177" office:value-type="float"/>
          <table:table-cell office:value="0.6423030499061413" office:value-type="float"/>
          <table:table-cell office:value="0.6539060943542137" office:value-type="float"/>
          <table:table-cell office:value="0.6707746104828713" office:value-type="float"/>
          <table:table-cell office:value="0.6707746104828713" office:value-type="float"/>
          <table:table-cell office:value="0.49064913681066" office:value-type="float"/>
          <table:table-cell office:value="0.5185940746385542" office:value-type="float"/>
          <table:table-cell office:value="0.5221019471648002" office:value-type="float"/>
          <table:table-cell office:value="0.524298026689848" office:value-type="float"/>
          <table:table-cell office:value="0.524298026689848" office:value-type="float"/>
        </table:table-row>
        <table:table-row>
          <table:table-cell office:value-type="string">
            <text:p>go-mgo__mgo</text:p>
          </table:table-cell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grafana__grafana</text:p>
          </table:table-cell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HearthSim__Hearthstone-Deck-Tracker</text:p>
          </table:table-cell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utatti__perfect-scrollbar</text:p>
          </table:table-cell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airbnb__AirMapView</text:p>
          </table:table-cell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stripe__jquery.payment</text:p>
          </table:table-cell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zcash__zcash</text:p>
          </table:table-cell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localForage__localForage</text:p>
          </table:table-cell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cleanflight__cleanflight</text:p>
          </table:table-cell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kovidgoyal__calibre</text:p>
          </table:table-cell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giggsey__libphonenumber-for-php</text:p>
          </table:table-cell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Ereza__CustomActivityOnCrash</text:p>
          </table:table-cell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sachinchoolur__lightGallery</text:p>
          </table:table-cell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mmistakes__minimal-mistakes</text:p>
          </table:table-cell>
          <table:table-cell office:value="0.7784647779667955" office:value-type="float"/>
          <table:table-cell office:value="0.8027239249346385" office:value-type="float"/>
          <table:table-cell office:value="0.8194264364562093" office:value-type="float"/>
          <table:table-cell office:value="0.8279074327573578" office:value-type="float"/>
          <table:table-cell office:value="0.8661879358421557" office:value-type="float"/>
          <table:table-cell office:value="0.545996735111542" office:value-type="float"/>
          <table:table-cell office:value="0.5916796474971147" office:value-type="float"/>
          <table:table-cell office:value="0.602280590571387" office:value-type="float"/>
          <table:table-cell office:value="0.6171577990344608" office:value-type="float"/>
          <table:table-cell office:value="0.6853171614348857" office:value-type="float"/>
          <table:table-cell office:value="0.4239464350659272" office:value-type="float"/>
          <table:table-cell office:value="0.4760022217928526" office:value-type="float"/>
          <table:table-cell office:value="0.49278704535908746" office:value-type="float"/>
          <table:table-cell office:value="0.5186765393869277" office:value-type="float"/>
          <table:table-cell office:value="0.5891617618030655" office:value-type="float"/>
          <table:table-cell office:value="0.5592510991876789" office:value-type="float"/>
          <table:table-cell office:value="0.6315192321610124" office:value-type="float"/>
          <table:table-cell office:value="0.6534743015347586" office:value-type="float"/>
          <table:table-cell office:value="0.675619881647233" office:value-type="float"/>
          <table:table-cell office:value="0.7492051820561494" office:value-type="float"/>
          <table:table-cell office:value="0.4112374499982957" office:value-type="float"/>
          <table:table-cell office:value="0.49912028506634565" office:value-type="float"/>
          <table:table-cell office:value="0.5156402920879385" office:value-type="float"/>
          <table:table-cell office:value="0.5339821567564218" office:value-type="float"/>
          <table:table-cell office:value="0.5917721177057381" office:value-type="float"/>
        </table:table-row>
        <table:table-row>
          <table:table-cell office:value-type="string">
            <text:p>buttercup__buttercup-desktop</text:p>
          </table:table-cell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sequelize__sequelize</text:p>
          </table:table-cell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IdentityServer__IdentityServer3</text:p>
          </table:table-cell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epoberezkin__ajv</text:p>
          </table:table-cell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gorangajic__react-icons</text:p>
          </table:table-cell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react-mdl__react-mdl</text:p>
          </table:table-cell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ninject__Ninject</text:p>
          </table:table-cell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phalcon__zephir</text:p>
          </table:table-cell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go-gitea__gitea</text:p>
          </table:table-cell>
          <table:table-cell office:value="0.6847415827060187" office:value-type="float"/>
          <table:table-cell office:value="0.7809378754171254" office:value-type="float"/>
          <table:table-cell office:value="0.8024597282485217" office:value-type="float"/>
          <table:table-cell office:value="0.817986597790626" office:value-type="float"/>
          <table:table-cell office:value="0.887952282704108" office:value-type="float"/>
          <table:table-cell office:value="0.5135869778443801" office:value-type="float"/>
          <table:table-cell office:value="0.5842399517986288" office:value-type="float"/>
          <table:table-cell office:value="0.6002071064386669" office:value-type="float"/>
          <table:table-cell office:value="0.6152089437469989" office:value-type="float"/>
          <table:table-cell office:value="0.6786518071475958" office:value-type="float"/>
          <table:table-cell office:value="0.3853245319413895" office:value-type="float"/>
          <table:table-cell office:value="0.45921125995682877" office:value-type="float"/>
          <table:table-cell office:value="0.47762470718792294" office:value-type="float"/>
          <table:table-cell office:value="0.4965372491462352" office:value-type="float"/>
          <table:table-cell office:value="0.5933493167970204" office:value-type="float"/>
          <table:table-cell office:value="0.5287617088856953" office:value-type="float"/>
          <table:table-cell office:value="0.6163789072689176" office:value-type="float"/>
          <table:table-cell office:value="0.6328662581387099" office:value-type="float"/>
          <table:table-cell office:value="0.6497801232123177" office:value-type="float"/>
          <table:table-cell office:value="0.7405799213518376" office:value-type="float"/>
          <table:table-cell office:value="0.363802853469141" office:value-type="float"/>
          <table:table-cell office:value="0.4939773271749074" office:value-type="float"/>
          <table:table-cell office:value="0.5156249993056323" office:value-type="float"/>
          <table:table-cell office:value="0.5326981003109907" office:value-type="float"/>
          <table:table-cell office:value="0.6021407104749303" office:value-type="float"/>
        </table:table-row>
        <table:table-row>
          <table:table-cell office:value-type="string">
            <text:p>mapnik__mapnik</text:p>
          </table:table-cell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jcubic__jquery.terminal</text:p>
          </table:table-cell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ppcelerator__titanium_mobile</text:p>
          </table:table-cell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emberjs__ember.js</text:p>
          </table:table-cell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kubernetes__helm</text:p>
          </table:table-cell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chrismiles__CMPopTipView</text:p>
          </table:table-cell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quantmind__pulsar</text:p>
          </table:table-cell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ory__hydra</text:p>
          </table:table-cell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angular__angular.io</text:p>
          </table:table-cell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symless__synergy-core</text:p>
          </table:table-cell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sagivo__algorithms</text:p>
          </table:table-cell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8742047769852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605040253911807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7132928865711055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577797983256287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434031085709626" office:value-type="float"/>
        </table:table-row>
        <table:table-row>
          <table:table-cell office:value-type="string">
            <text:p>streamlink__streamlink</text:p>
          </table:table-cell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yiisoft__yii2</text:p>
          </table:table-cell>
          <table:table-cell office:value="0.6804277545775824" office:value-type="float"/>
          <table:table-cell office:value="0.7784822183036356" office:value-type="float"/>
          <table:table-cell office:value="0.8005434523677292" office:value-type="float"/>
          <table:table-cell office:value="0.8164573454319412" office:value-type="float"/>
          <table:table-cell office:value="0.8666116319599502" office:value-type="float"/>
          <table:table-cell office:value="0.5290146715165419" office:value-type="float"/>
          <table:table-cell office:value="0.5838305308283492" office:value-type="float"/>
          <table:table-cell office:value="0.5971517853441093" office:value-type="float"/>
          <table:table-cell office:value="0.6093164805838753" office:value-type="float"/>
          <table:table-cell office:value="0.666192587296696" office:value-type="float"/>
          <table:table-cell office:value="0.38929027028467983" office:value-type="float"/>
          <table:table-cell office:value="0.4752180652915322" office:value-type="float"/>
          <table:table-cell office:value="0.49147615722703036" office:value-type="float"/>
          <table:table-cell office:value="0.512991755153708" office:value-type="float"/>
          <table:table-cell office:value="0.6045381257576733" office:value-type="float"/>
          <table:table-cell office:value="0.5611074673695585" office:value-type="float"/>
          <table:table-cell office:value="0.6207594821258476" office:value-type="float"/>
          <table:table-cell office:value="0.63927363436368" office:value-type="float"/>
          <table:table-cell office:value="0.6549623011913981" office:value-type="float"/>
          <table:table-cell office:value="0.7149130848489482" office:value-type="float"/>
          <table:table-cell office:value="0.3906994587126016" office:value-type="float"/>
          <table:table-cell office:value="0.48949234676859465" office:value-type="float"/>
          <table:table-cell office:value="0.508936248372093" office:value-type="float"/>
          <table:table-cell office:value="0.5265838757185262" office:value-type="float"/>
          <table:table-cell office:value="0.614578065203029" office:value-type="float"/>
        </table:table-row>
        <table:table-row>
          <table:table-cell office:value-type="string">
            <text:p>sampotts__plyr</text:p>
          </table:table-cell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adamdbradley__foresight.js</text:p>
          </table:table-cell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swagger-api__swagger-core</text:p>
          </table:table-cell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Microsoft__WinObjC</text:p>
          </table:table-cell>
          <table:table-cell office:value="0.6989551607173163" office:value-type="float"/>
          <table:table-cell office:value="0.7815079965961529" office:value-type="float"/>
          <table:table-cell office:value="0.8034898275406052" office:value-type="float"/>
          <table:table-cell office:value="0.8167590438706058" office:value-type="float"/>
          <table:table-cell office:value="0.8440658166224231" office:value-type="float"/>
          <table:table-cell office:value="0.5359822845320523" office:value-type="float"/>
          <table:table-cell office:value="0.5831867945890254" office:value-type="float"/>
          <table:table-cell office:value="0.6022073323294361" office:value-type="float"/>
          <table:table-cell office:value="0.6237549784656102" office:value-type="float"/>
          <table:table-cell office:value="0.6874187120090516" office:value-type="float"/>
          <table:table-cell office:value="0.3903146406864746" office:value-type="float"/>
          <table:table-cell office:value="0.4421348582186308" office:value-type="float"/>
          <table:table-cell office:value="0.46413734749006985" office:value-type="float"/>
          <table:table-cell office:value="0.47851119579780077" office:value-type="float"/>
          <table:table-cell office:value="0.585189980835243" office:value-type="float"/>
          <table:table-cell office:value="0.5712754787525407" office:value-type="float"/>
          <table:table-cell office:value="0.6149628948232915" office:value-type="float"/>
          <table:table-cell office:value="0.6292860167477241" office:value-type="float"/>
          <table:table-cell office:value="0.6490519738990537" office:value-type="float"/>
          <table:table-cell office:value="0.7351919686357323" office:value-type="float"/>
          <table:table-cell office:value="0.2880098448737028" office:value-type="float"/>
          <table:table-cell office:value="0.4685211019428893" office:value-type="float"/>
          <table:table-cell office:value="0.4954430480588624" office:value-type="float"/>
          <table:table-cell office:value="0.516339806425663" office:value-type="float"/>
          <table:table-cell office:value="0.5983100474391755" office:value-type="float"/>
        </table:table-row>
        <table:table-row>
          <table:table-cell office:value-type="string">
            <text:p>AFNetworking__AFIncrementalStore</text:p>
          </table:table-cell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ogle__guava</text:p>
          </table:table-cell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topcoat__topcoat</text:p>
          </table:table-cell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sonata-project__SonataAdminBundle</text:p>
          </table:table-cell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jssor__slider</text:p>
          </table:table-cell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MagicStack__uvloop</text:p>
          </table:table-cell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yst__lightfm</text:p>
          </table:table-cell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ikemaccana__python-docx</text:p>
          </table:table-cell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kattrali__cocoapods-xcode-plugin</text:p>
          </table:table-cell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evrone__quiet_assets</text:p>
          </table:table-cell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dropwizard__dropwizard</text:p>
          </table:table-cell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catfan__Medoo</text:p>
          </table:table-cell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facebookarchive__scribe</text:p>
          </table:table-cell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kevana__ui-for-docker</text:p>
          </table:table-cell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fish-shell__fish-shell</text:p>
          </table:table-cell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diesel-rs__diesel</text:p>
          </table:table-cell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svg__svgo</text:p>
          </table:table-cell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davidkpiano__react-redux-form</text:p>
          </table:table-cell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Swiip__generator-gulp-angular</text:p>
          </table:table-cell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askmike__gekko</text:p>
          </table:table-cell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solidusio__solidus</text:p>
          </table:table-cell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cloudfoundry__bosh</text:p>
          </table:table-cell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tensorflow__tensorflow</text:p>
          </table:table-cell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Alluxio__alluxio</text:p>
          </table:table-cell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adnanh__webhook</text:p>
          </table:table-cell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spotify__annoy</text:p>
          </table:table-cell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RPCS3__rpcs3</text:p>
          </table:table-cell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uikit__uikit</text:p>
          </table:table-cell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angular__angular-cli</text:p>
          </table:table-cell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resin-io__etcher</text:p>
          </table:table-cell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tonsky__datascript</text:p>
          </table:table-cell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rubysherpas__forem</text:p>
          </table:table-cell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aspnet__dnx</text:p>
          </table:table-cell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iron__iron</text:p>
          </table:table-cell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docker__docker-registry</text:p>
          </table:table-cell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square__cube</text:p>
          </table:table-cell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go-martini__martini</text:p>
          </table:table-cell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meandmax__lory</text:p>
          </table:table-cell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ornel__slip</text:p>
          </table:table-cell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quare__crossfilter</text:p>
          </table:table-cell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smashwilson__merge-conflicts</text:p>
          </table:table-cell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hashicorp__terraform</text:p>
          </table:table-cell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angular-ui__ui-router</text:p>
          </table:table-cell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gh-unit__gh-unit</text:p>
          </table:table-cell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aksonov__react-native-router-flux</text:p>
          </table:table-cell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termux__termux-app</text:p>
          </table:table-cell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leapmotion__leapjs</text:p>
          </table:table-cell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makovkastar__FloatingActionButton</text:p>
          </table:table-cell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lackapi__node-slack-sdk</text:p>
          </table:table-cell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mrdoob__three.js</text:p>
          </table:table-cell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sparkfun__phant</text:p>
          </table:table-cell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directus__directus</text:p>
          </table:table-cell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bpampuch__pdfmake</text:p>
          </table:table-cell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babel__babylon</text:p>
          </table:table-cell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18:46.557975</meta:creation-date>
    <dc:date>2019-05-23T16:18:48.064046</dc:date>
    <meta:generator>http://pypi.python.org/pypi/ezodf/0.1.0$Python3.6.7 (default, Oct 22 2018, 11:32:17) 
[GCC 8.2.0]</meta:generator>
    <meta:document-statistic/>
    <meta:editing-cycles>1</meta:editing-cycles>
  </office:meta>
</office:document-meta>
</file>